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217cm"/>
    </style:style>
    <style:style style:name="co13" style:family="table-column">
      <style:table-column-properties fo:break-before="auto" style:column-width="1.053cm"/>
    </style:style>
    <style:style style:name="co14" style:family="table-column">
      <style:table-column-properties fo:break-before="auto" style:column-width="1.275cm"/>
    </style:style>
    <style:style style:name="co15" style:family="table-column">
      <style:table-column-properties fo:break-before="auto" style:column-width="1.58cm"/>
    </style:style>
    <style:style style:name="co16" style:family="table-column">
      <style:table-column-properties fo:break-before="auto" style:column-width="1.498cm"/>
    </style:style>
    <style:style style:name="co17" style:family="table-column">
      <style:table-column-properties fo:break-before="auto" style:column-width="0.831cm"/>
    </style:style>
    <style:style style:name="co18" style:family="table-column">
      <style:table-column-properties fo:break-before="auto" style:column-width="1.663cm"/>
    </style:style>
    <style:style style:name="co19" style:family="table-column">
      <style:table-column-properties fo:break-before="auto" style:column-width="1.081cm"/>
    </style:style>
    <style:style style:name="co20" style:family="table-column">
      <style:table-column-properties fo:break-before="auto" style:column-width="1.692cm"/>
    </style:style>
    <style:style style:name="co21" style:family="table-column">
      <style:table-column-properties fo:break-before="auto" style:column-width="1.637cm"/>
    </style:style>
    <style:style style:name="co22" style:family="table-column">
      <style:table-column-properties fo:break-before="auto" style:column-width="1.554cm"/>
    </style:style>
    <style:style style:name="co23" style:family="table-column">
      <style:table-column-properties fo:break-before="auto" style:column-width="1.358cm"/>
    </style:style>
    <style:style style:name="co24" style:family="table-column">
      <style:table-column-properties fo:break-before="auto" style:column-width="1.526cm"/>
    </style:style>
    <style:style style:name="co25" style:family="table-column">
      <style:table-column-properties fo:break-before="auto" style:column-width="1.304cm"/>
    </style:style>
    <style:style style:name="co26" style:family="table-column">
      <style:table-column-properties fo:break-before="auto" style:column-width="1.192cm"/>
    </style:style>
    <style:style style:name="co27" style:family="table-column">
      <style:table-column-properties fo:break-before="auto" style:column-width="1.386cm"/>
    </style:style>
    <style:style style:name="co28" style:family="table-column">
      <style:table-column-properties fo:break-before="auto" style:column-width="0.804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0.942cm"/>
    </style:style>
    <style:style style:name="co31" style:family="table-column">
      <style:table-column-properties fo:break-before="auto" style:column-width="1.332cm"/>
    </style:style>
    <style:style style:name="co32" style:family="table-column">
      <style:table-column-properties fo:break-before="auto" style:column-width="0.526cm"/>
    </style:style>
    <style:style style:name="co33" style:family="table-column">
      <style:table-column-properties fo:break-before="auto" style:column-width="1.774cm"/>
    </style:style>
    <style:style style:name="co34" style:family="table-column">
      <style:table-column-properties fo:break-before="auto" style:column-width="1.443cm"/>
    </style:style>
    <style:style style:name="co35" style:family="table-column">
      <style:table-column-properties fo:break-before="auto" style:column-width="1.415cm"/>
    </style:style>
    <style:style style:name="co36" style:family="table-column">
      <style:table-column-properties fo:break-before="auto" style:column-width="3.413cm"/>
    </style:style>
    <style:style style:name="co37" style:family="table-column">
      <style:table-column-properties fo:break-before="auto" style:column-width="5.105cm"/>
    </style:style>
    <style:style style:name="co38" style:family="table-column">
      <style:table-column-properties fo:break-before="auto" style:column-width="13.6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117">
      <style:table-cell-properties fo:background-color="#ffccff"/>
    </style:style>
    <style:style style:name="ce3" style:family="table-cell" style:parent-style-name="Default" style:data-style-name="N117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able-cell-properties fo:background-color="#ccffff"/>
    </style:style>
    <style:style style:name="ce8" style:family="table-cell" style:parent-style-name="Default" style:data-style-name="N116">
      <style:table-cell-properties fo:background-color="#ffcc99"/>
    </style:style>
    <style:style style:name="ce9" style:family="table-cell" style:parent-style-name="Default" style:data-style-name="N116">
      <style:table-cell-properties fo:background-color="#ffffcc"/>
    </style: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14" style:family="table-cell" style:parent-style-name="Default" style:data-style-name="N118">
      <style:table-cell-properties fo:background-color="#ffffcc"/>
    </style:style>
    <style:style style:name="ce15" style:family="table-cell" style:parent-style-name="Default">
      <style:table-cell-properties fo:background-color="#ffd320"/>
    </style:style>
    <style:style style:name="ce16" style:family="table-cell" style:parent-style-name="Default" style:data-style-name="N2">
      <style:table-cell-properties fo:background-color="#ccffff"/>
    </style:style>
    <style:style style:name="ce17" style:family="table-cell" style:parent-style-name="Default" style:data-style-name="N2">
      <style:table-cell-properties fo:background-color="#ccff99"/>
    </style:style>
    <style:style style:name="ce18" style:family="table-cell" style:parent-style-name="Default" style:data-style-name="N118">
      <style:table-cell-properties fo:background-color="#cc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2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.12781919004484">
            <text:p>1.1278</text:p>
          </table:table-cell>
          <table:table-cell table:style-name="ce2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0.767712377160787">
            <text:p>0.7677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5.9838821547001">
            <text:p>15.9839</text:p>
          </table:table-cell>
          <table:table-cell table:style-name="ce2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26.5551158948854">
            <text:p>26.5551</text:p>
          </table:table-cell>
          <table:table-cell table:style-name="ce2" office:value-type="float" office:value="1.121">
            <text:p>1.121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1.23828140258596">
            <text:p>1.2383</text:p>
          </table:table-cell>
          <table:table-cell table:style-name="ce2" office:value-type="float" office:value="0.766">
            <text:p>0.766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0.846140548064983">
            <text:p>0.8461</text:p>
          </table:table-cell>
          <table:table-cell table:style-name="ce2" office:value-type="float" office:value="1.094">
            <text:p>1.094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1.20845660519986">
            <text:p>1.2085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3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.11665266341073">
            <text:p>1.1167</text:p>
          </table:table-cell>
          <table:table-cell table:style-name="ce3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0.760111264515631">
            <text:p>0.7601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5.8256258957427">
            <text:p>15.8256</text:p>
          </table:table-cell>
          <table:table-cell table:style-name="ce3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26.292193955332">
            <text:p>26.2922</text:p>
          </table:table-cell>
          <table:table-cell table:style-name="ce3" table:formula="of:=[.S2]" office:value-type="float" office:value="1.121">
            <text:p>1.121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1.22602119067917">
            <text:p>1.2260</text:p>
          </table:table-cell>
          <table:table-cell table:style-name="ce3" table:formula="of:=[.V2]" office:value-type="float" office:value="0.766">
            <text:p>0.766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0.837762918876221">
            <text:p>0.8378</text:p>
          </table:table-cell>
          <table:table-cell table:style-name="ce3" table:formula="of:=[.Y2]" office:value-type="float" office:value="1.094">
            <text:p>1.094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1.19649168831669">
            <text:p>1.1965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3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.10559669644627">
            <text:p>1.1056</text:p>
          </table:table-cell>
          <table:table-cell table:style-name="ce3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0.752585410411516">
            <text:p>0.7526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5.6689365304383">
            <text:p>15.6689</text:p>
          </table:table-cell>
          <table:table-cell table:style-name="ce3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26.031875203299">
            <text:p>26.0319</text:p>
          </table:table-cell>
          <table:table-cell table:style-name="ce3" table:formula="of:=[.S3]" office:value-type="float" office:value="1.121">
            <text:p>1.121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1.21388236700908">
            <text:p>1.2139</text:p>
          </table:table-cell>
          <table:table-cell table:style-name="ce3" table:formula="of:=[.V3]" office:value-type="float" office:value="0.766">
            <text:p>0.766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0.829468236511109">
            <text:p>0.8295</text:p>
          </table:table-cell>
          <table:table-cell table:style-name="ce3" table:formula="of:=[.Y3]" office:value-type="float" office:value="1.094">
            <text:p>1.094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1.18464523595712">
            <text:p>1.1846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3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.09465019450126">
            <text:p>1.0947</text:p>
          </table:table-cell>
          <table:table-cell table:style-name="ce3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0.745134069714372">
            <text:p>0.745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5.5137985449884">
            <text:p>15.5138</text:p>
          </table:table-cell>
          <table:table-cell table:style-name="ce3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25.7741338646525">
            <text:p>25.7741</text:p>
          </table:table-cell>
          <table:table-cell table:style-name="ce3" table:formula="of:=[.S4]" office:value-type="float" office:value="1.121">
            <text:p>1.121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1.20186372971196">
            <text:p>1.2019</text:p>
          </table:table-cell>
          <table:table-cell table:style-name="ce3" table:formula="of:=[.V4]" office:value-type="float" office:value="0.766">
            <text:p>0.766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0.82125567971397">
            <text:p>0.8213</text:p>
          </table:table-cell>
          <table:table-cell table:style-name="ce3" table:formula="of:=[.Y4]" office:value-type="float" office:value="1.094">
            <text:p>1.094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1.17291607520507">
            <text:p>1.1729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3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.08381207376362">
            <text:p>1.0838</text:p>
          </table:table-cell>
          <table:table-cell table:style-name="ce3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0.737756504667695">
            <text:p>0.737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5.3601965791965">
            <text:p>15.3602</text:p>
          </table:table-cell>
          <table:table-cell table:style-name="ce3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25.518944420448">
            <text:p>25.5189</text:p>
          </table:table-cell>
          <table:table-cell table:style-name="ce3" table:formula="of:=[.S5]" office:value-type="float" office:value="1.121">
            <text:p>1.121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1.18996408882372">
            <text:p>1.1900</text:p>
          </table:table-cell>
          <table:table-cell table:style-name="ce3" table:formula="of:=[.V5]" office:value-type="float" office:value="0.766">
            <text:p>0.766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0.813124435360366">
            <text:p>0.8131</text:p>
          </table:table-cell>
          <table:table-cell table:style-name="ce3" table:formula="of:=[.Y5]" office:value-type="float" office:value="1.094">
            <text:p>1.094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1.16130304475749">
            <text:p>1.1613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29.98">
            <text:p>29.98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31.509281301998">
            <text:p>31.5093</text:p>
          </table:table-cell>
          <table:table-cell table:style-name="ce3" table:formula="of:=[.D6]" office:value-type="float" office:value="1.021">
            <text:p>1.021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.0730812611521">
            <text:p>1.0731</text:p>
          </table:table-cell>
          <table:table-cell table:style-name="ce3" table:formula="of:=[.G6]" office:value-type="float" office:value="0.695">
            <text:p>0.695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0.7304519848195">
            <text:p>0.7305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5.208115424947">
            <text:p>15.2081</text:p>
          </table:table-cell>
          <table:table-cell table:style-name="ce3" table:formula="of:=[.P6]" office:value-type="float" office:value="24.04">
            <text:p>24.04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25.266281604404">
            <text:p>25.2663</text:p>
          </table:table-cell>
          <table:table-cell table:style-name="ce3" table:formula="of:=[.S6]" office:value-type="float" office:value="1.121">
            <text:p>1.121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1.1781822661621">
            <text:p>1.1782</text:p>
          </table:table-cell>
          <table:table-cell table:style-name="ce3" table:formula="of:=[.V6]" office:value-type="float" office:value="0.766">
            <text:p>0.766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0.8050736983766">
            <text:p>0.8051</text:p>
          </table:table-cell>
          <table:table-cell table:style-name="ce3" table:formula="of:=[.Y6]" office:value-type="float" office:value="1.094">
            <text:p>1.094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1.1498049948094">
            <text:p>1.1498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3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.06245669421">
            <text:p>1.0625</text:p>
          </table:table-cell>
          <table:table-cell table:style-name="ce3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0.72321978695">
            <text:p>0.7232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5.0575400247">
            <text:p>15.0575</text:p>
          </table:table-cell>
          <table:table-cell table:style-name="ce3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25.0161204004">
            <text:p>25.0161</text:p>
          </table:table-cell>
          <table:table-cell table:style-name="ce3" table:formula="of:=[.S7]" office:value-type="float" office:value="1.121">
            <text:p>1.121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1.16651709521">
            <text:p>1.1665</text:p>
          </table:table-cell>
          <table:table-cell table:style-name="ce3" table:formula="of:=[.V7]" office:value-type="float" office:value="0.766">
            <text:p>0.766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0.79710267166">
            <text:p>0.7971</text:p>
          </table:table-cell>
          <table:table-cell table:style-name="ce3" table:formula="of:=[.Y7]" office:value-type="float" office:value="1.094">
            <text:p>1.094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1.13842078694">
            <text:p>1.1384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3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.051937321">
            <text:p>1.0519</text:p>
          </table:table-cell>
          <table:table-cell table:style-name="ce3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0.716059195">
            <text:p>0.7161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4.90845547">
            <text:p>14.9085</text:p>
          </table:table-cell>
          <table:table-cell table:style-name="ce3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24.76843604">
            <text:p>24.7684</text:p>
          </table:table-cell>
          <table:table-cell table:style-name="ce3" table:formula="of:=[.S8]" office:value-type="float" office:value="1.121">
            <text:p>1.121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1.154967421">
            <text:p>1.1550</text:p>
          </table:table-cell>
          <table:table-cell table:style-name="ce3" table:formula="of:=[.V8]" office:value-type="float" office:value="0.766">
            <text:p>0.766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0.789210566">
            <text:p>0.7892</text:p>
          </table:table-cell>
          <table:table-cell table:style-name="ce3" table:formula="of:=[.Y8]" office:value-type="float" office:value="1.094">
            <text:p>1.094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1.127149294">
            <text:p>1.1271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29.98">
            <text:p>29.98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30.582598">
            <text:p>30.5826</text:p>
          </table:table-cell>
          <table:table-cell table:style-name="ce3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.0415221">
            <text:p>1.0415</text:p>
          </table:table-cell>
          <table:table-cell table:style-name="ce3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0.7089695">
            <text:p>0.709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4.760847">
            <text:p>14.7608</text:p>
          </table:table-cell>
          <table:table-cell table:style-name="ce3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4.523204">
            <text:p>24.5232</text:p>
          </table:table-cell>
          <table:table-cell table:style-name="ce3" table:formula="of:=[.S9]" office:value-type="float" office:value="1.121">
            <text:p>1.121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1.1435321">
            <text:p>1.1435</text:p>
          </table:table-cell>
          <table:table-cell table:style-name="ce3" table:formula="of:=[.V9]" office:value-type="float" office:value="0.766">
            <text:p>0.766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0.7813966">
            <text:p>0.7814</text:p>
          </table:table-cell>
          <table:table-cell table:style-name="ce3" table:formula="of:=[.Y9]" office:value-type="float" office:value="1.094">
            <text:p>1.094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1.1159894">
            <text:p>1.1160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29.98">
            <text:p>29.98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30.2798">
            <text:p>30.2798</text:p>
          </table:table-cell>
          <table:table-cell table:style-name="ce3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.03121">
            <text:p>1.0312</text:p>
          </table:table-cell>
          <table:table-cell table:style-name="ce3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0.70195">
            <text:p>0.7020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4.6147">
            <text:p>14.6147</text:p>
          </table:table-cell>
          <table:table-cell table:style-name="ce3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4.2804">
            <text:p>24.2804</text:p>
          </table:table-cell>
          <table:table-cell table:style-name="ce3" table:formula="of:=[.S10]" office:value-type="float" office:value="1.121">
            <text:p>1.121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1.13221">
            <text:p>1.1322</text:p>
          </table:table-cell>
          <table:table-cell table:style-name="ce3" table:formula="of:=[.V10]" office:value-type="float" office:value="0.766">
            <text:p>0.766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0.77366">
            <text:p>0.7737</text:p>
          </table:table-cell>
          <table:table-cell table:style-name="ce3" table:formula="of:=[.Y10]" office:value-type="float" office:value="1.094">
            <text:p>1.094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1.10494">
            <text:p>1.1049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29.98">
            <text:p>29.98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29.98">
            <text:p>29.9800</text:p>
          </table:table-cell>
          <table:table-cell table:style-name="ce3" table:formula="of:=[.D11]" office:value-type="float" office:value="1.021">
            <text:p>1.021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.021">
            <text:p>1.0210</text:p>
          </table:table-cell>
          <table:table-cell table:style-name="ce3" table:formula="of:=[.G11]" office:value-type="float" office:value="0.695">
            <text:p>0.695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0.695">
            <text:p>0.695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4.47">
            <text:p>14.4700</text:p>
          </table:table-cell>
          <table:table-cell table:style-name="ce3" table:formula="of:=[.P11]" office:value-type="float" office:value="24.04">
            <text:p>24.04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4.04">
            <text:p>24.0400</text:p>
          </table:table-cell>
          <table:table-cell table:style-name="ce3" table:formula="of:=[.S11]" office:value-type="float" office:value="1.121">
            <text:p>1.121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1.121">
            <text:p>1.1210</text:p>
          </table:table-cell>
          <table:table-cell table:style-name="ce3" table:formula="of:=[.V11]" office:value-type="float" office:value="0.766">
            <text:p>0.766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0.766">
            <text:p>0.7660</text:p>
          </table:table-cell>
          <table:table-cell table:style-name="ce3" table:formula="of:=[.Y11]" office:value-type="float" office:value="1.094">
            <text:p>1.094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1.094">
            <text:p>1.094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29.98">
            <text:p>29.98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29.6831683168317">
            <text:p>29.6832</text:p>
          </table:table-cell>
          <table:table-cell table:style-name="ce3" table:formula="of:=[.D12]" office:value-type="float" office:value="1.021">
            <text:p>1.021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.01089108910891">
            <text:p>1.0109</text:p>
          </table:table-cell>
          <table:table-cell table:style-name="ce3" table:formula="of:=[.G12]" office:value-type="float" office:value="0.695">
            <text:p>0.695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0.688118811881188">
            <text:p>0.6881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14.47">
            <text:p>14.47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4.3267326732673">
            <text:p>14.3267</text:p>
          </table:table-cell>
          <table:table-cell table:style-name="ce3" table:formula="of:=[.P12]" office:value-type="float" office:value="24.04">
            <text:p>24.04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3.8019801980198">
            <text:p>23.8020</text:p>
          </table:table-cell>
          <table:table-cell table:style-name="ce3" table:formula="of:=[.S12]" office:value-type="float" office:value="1.121">
            <text:p>1.121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1.10990099009901">
            <text:p>1.1099</text:p>
          </table:table-cell>
          <table:table-cell table:style-name="ce3" table:formula="of:=[.V12]" office:value-type="float" office:value="0.766">
            <text:p>0.766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0.758415841584158">
            <text:p>0.7584</text:p>
          </table:table-cell>
          <table:table-cell table:style-name="ce3" table:formula="of:=[.Y12]" office:value-type="float" office:value="1.094">
            <text:p>1.094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1.08316831683168">
            <text:p>1.0832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29.98">
            <text:p>29.98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29.3892755612195">
            <text:p>29.3893</text:p>
          </table:table-cell>
          <table:table-cell table:style-name="ce3" table:formula="of:=[.D13]" office:value-type="float" office:value="1.021">
            <text:p>1.021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.00088226644447">
            <text:p>1.0009</text:p>
          </table:table-cell>
          <table:table-cell table:style-name="ce3" table:formula="of:=[.G13]" office:value-type="float" office:value="0.695">
            <text:p>0.695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0.68130575433781">
            <text:p>0.6813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14.47">
            <text:p>14.47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4.1848838349181">
            <text:p>14.1849</text:p>
          </table:table-cell>
          <table:table-cell table:style-name="ce3" table:formula="of:=[.P13]" office:value-type="float" office:value="24.04">
            <text:p>24.04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3.5663170277424">
            <text:p>23.5663</text:p>
          </table:table-cell>
          <table:table-cell table:style-name="ce3" table:formula="of:=[.S13]" office:value-type="float" office:value="1.121">
            <text:p>1.121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1.09891187138516">
            <text:p>1.0989</text:p>
          </table:table-cell>
          <table:table-cell table:style-name="ce3" table:formula="of:=[.V13]" office:value-type="float" office:value="0.766">
            <text:p>0.766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0.750906773845701">
            <text:p>0.7509</text:p>
          </table:table-cell>
          <table:table-cell table:style-name="ce3" table:formula="of:=[.Y13]" office:value-type="float" office:value="1.094">
            <text:p>1.094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1.07244387805117">
            <text:p>1.0724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3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0.990972541034125">
            <text:p>0.9910</text:p>
          </table:table-cell>
          <table:table-cell table:style-name="ce3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0.674560152809713">
            <text:p>0.6746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4.044439440513">
            <text:p>14.0444</text:p>
          </table:table-cell>
          <table:table-cell table:style-name="ce3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3.3329871561806">
            <text:p>23.3330</text:p>
          </table:table-cell>
          <table:table-cell table:style-name="ce3" table:formula="of:=[.S14]" office:value-type="float" office:value="1.121">
            <text:p>1.121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1.08803155582689">
            <text:p>1.0880</text:p>
          </table:table-cell>
          <table:table-cell table:style-name="ce3" table:formula="of:=[.V14]" office:value-type="float" office:value="0.766">
            <text:p>0.766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0.743472053312576">
            <text:p>0.7435</text:p>
          </table:table-cell>
          <table:table-cell table:style-name="ce3" table:formula="of:=[.Y14]" office:value-type="float" office:value="1.094">
            <text:p>1.094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1.06182562183284">
            <text:p>1.0618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3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0.981160931716956">
            <text:p>0.9812</text:p>
          </table:table-cell>
          <table:table-cell table:style-name="ce3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0.667881339415557">
            <text:p>0.6679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3.9053855846664">
            <text:p>13.9054</text:p>
          </table:table-cell>
          <table:table-cell table:style-name="ce3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3.1019674813669">
            <text:p>23.1020</text:p>
          </table:table-cell>
          <table:table-cell table:style-name="ce3" table:formula="of:=[.S15]" office:value-type="float" office:value="1.121">
            <text:p>1.121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1.07725896616524">
            <text:p>1.0773</text:p>
          </table:table-cell>
          <table:table-cell table:style-name="ce3" table:formula="of:=[.V15]" office:value-type="float" office:value="0.766">
            <text:p>0.766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0.736110943873837">
            <text:p>0.7361</text:p>
          </table:table-cell>
          <table:table-cell table:style-name="ce3" table:formula="of:=[.Y15]" office:value-type="float" office:value="1.094">
            <text:p>1.094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1.0513124968642">
            <text:p>1.0513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29.98">
            <text:p>29.98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28.5249413144503">
            <text:p>28.5249</text:p>
          </table:table-cell>
          <table:table-cell table:style-name="ce3" table:formula="of:=[.D16]" office:value-type="float" office:value="1.021">
            <text:p>1.021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0.971446467046491">
            <text:p>0.9714</text:p>
          </table:table-cell>
          <table:table-cell table:style-name="ce3" table:formula="of:=[.G16]" office:value-type="float" office:value="0.695">
            <text:p>0.695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0.66126865288669">
            <text:p>0.6613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3.7677084996697">
            <text:p>13.7677</text:p>
          </table:table-cell>
          <table:table-cell table:style-name="ce3" table:formula="of:=[.P16]" office:value-type="float" office:value="24.04">
            <text:p>24.04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2.8732351300662">
            <text:p>22.8732</text:p>
          </table:table-cell>
          <table:table-cell table:style-name="ce3" table:formula="of:=[.S16]" office:value-type="float" office:value="1.121">
            <text:p>1.121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1.06659303580717">
            <text:p>1.0666</text:p>
          </table:table-cell>
          <table:table-cell table:style-name="ce3" table:formula="of:=[.V16]" office:value-type="float" office:value="0.766">
            <text:p>0.766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0.72882271670677">
            <text:p>0.7288</text:p>
          </table:table-cell>
          <table:table-cell table:style-name="ce3" table:formula="of:=[.Y16]" office:value-type="float" office:value="1.094">
            <text:p>1.094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1.04090346224178">
            <text:p>1.0409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3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0.961828185194545">
            <text:p>0.9618</text:p>
          </table:table-cell>
          <table:table-cell table:style-name="ce3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0.654721438501674">
            <text:p>0.6547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3.6313945541284">
            <text:p>13.6314</text:p>
          </table:table-cell>
          <table:table-cell table:style-name="ce3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2.6467674555111">
            <text:p>22.6468</text:p>
          </table:table-cell>
          <table:table-cell table:style-name="ce3" table:formula="of:=[.S17]" office:value-type="float" office:value="1.121">
            <text:p>1.121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1.05603270871997">
            <text:p>1.0560</text:p>
          </table:table-cell>
          <table:table-cell table:style-name="ce3" table:formula="of:=[.V17]" office:value-type="float" office:value="0.766">
            <text:p>0.766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0.721606650204722">
            <text:p>0.7216</text:p>
          </table:table-cell>
          <table:table-cell table:style-name="ce3" table:formula="of:=[.Y17]" office:value-type="float" office:value="1.094">
            <text:p>1.094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1.0305974873681">
            <text:p>1.0306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3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0.952305133855985">
            <text:p>0.9523</text:p>
          </table:table-cell>
          <table:table-cell table:style-name="ce3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0.648239048021459">
            <text:p>0.6482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3.4964302516123">
            <text:p>13.4964</text:p>
          </table:table-cell>
          <table:table-cell table:style-name="ce3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2.4225420351595">
            <text:p>22.4225</text:p>
          </table:table-cell>
          <table:table-cell table:style-name="ce3" table:formula="of:=[.S18]" office:value-type="float" office:value="1.121">
            <text:p>1.121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1.0455769393267">
            <text:p>1.0456</text:p>
          </table:table-cell>
          <table:table-cell table:style-name="ce3" table:formula="of:=[.V18]" office:value-type="float" office:value="0.766">
            <text:p>0.766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0.714462029905666">
            <text:p>0.7145</text:p>
          </table:table-cell>
          <table:table-cell table:style-name="ce3" table:formula="of:=[.Y18]" office:value-type="float" office:value="1.094">
            <text:p>1.094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1.02039355184961">
            <text:p>1.0204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3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0.942876370154441">
            <text:p>0.9429</text:p>
          </table:table-cell>
          <table:table-cell table:style-name="ce3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0.641820839625207">
            <text:p>0.6418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3.3628022293191">
            <text:p>13.3628</text:p>
          </table:table-cell>
          <table:table-cell table:style-name="ce3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2.2005366684748">
            <text:p>22.2005</text:p>
          </table:table-cell>
          <table:table-cell table:style-name="ce3" table:formula="of:=[.S19]" office:value-type="float" office:value="1.121">
            <text:p>1.121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1.03522469240267">
            <text:p>1.0352</text:p>
          </table:table-cell>
          <table:table-cell table:style-name="ce3" table:formula="of:=[.V19]" office:value-type="float" office:value="0.766">
            <text:p>0.766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0.707388148421451">
            <text:p>0.7074</text:p>
          </table:table-cell>
          <table:table-cell table:style-name="ce3" table:formula="of:=[.Y19]" office:value-type="float" office:value="1.094">
            <text:p>1.094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1.01029064539565">
            <text:p>1.0103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3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0.933540960548951">
            <text:p>0.9335</text:p>
          </table:table-cell>
          <table:table-cell table:style-name="ce3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0.63546617784674">
            <text:p>0.6355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3.2304972567515">
            <text:p>13.2305</text:p>
          </table:table-cell>
          <table:table-cell table:style-name="ce3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1.9807293747275">
            <text:p>21.9807</text:p>
          </table:table-cell>
          <table:table-cell table:style-name="ce3" table:formula="of:=[.S20]" office:value-type="float" office:value="1.121">
            <text:p>1.121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1.02497494297294">
            <text:p>1.0250</text:p>
          </table:table-cell>
          <table:table-cell table:style-name="ce3" table:formula="of:=[.V20]" office:value-type="float" office:value="0.766">
            <text:p>0.766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0.700384305367773">
            <text:p>0.7004</text:p>
          </table:table-cell>
          <table:table-cell table:style-name="ce3" table:formula="of:=[.Y20]" office:value-type="float" office:value="1.094">
            <text:p>1.094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1.00028776771847">
            <text:p>1.0003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3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0.924297980741536">
            <text:p>0.9243</text:p>
          </table:table-cell>
          <table:table-cell table:style-name="ce3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0.629174433511623">
            <text:p>0.6292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3.0995022344075">
            <text:p>13.0995</text:p>
          </table:table-cell>
          <table:table-cell table:style-name="ce3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1.7630983908193">
            <text:p>21.7631</text:p>
          </table:table-cell>
          <table:table-cell table:style-name="ce3" table:formula="of:=[.S21]" office:value-type="float" office:value="1.121">
            <text:p>1.121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1.01482667621083">
            <text:p>1.0148</text:p>
          </table:table-cell>
          <table:table-cell table:style-name="ce3" table:formula="of:=[.V21]" office:value-type="float" office:value="0.766">
            <text:p>0.766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0.693449807294825">
            <text:p>0.6934</text:p>
          </table:table-cell>
          <table:table-cell table:style-name="ce3" table:formula="of:=[.Y21]" office:value-type="float" office:value="1.094">
            <text:p>1.094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0.990383928434124">
            <text:p>0.990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2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28.7091290394372">
            <text:p>28.7091</text:p>
          </table:table-cell>
          <table:table-cell table:style-name="ce2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22.2029047207652">
            <text:p>22.2029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21729358220315">
            <text:p>1.2173</text:p>
          </table:table-cell>
          <table:table-cell table:style-name="ce2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1.29240788673111">
            <text:p>1.2924</text:p>
          </table:table-cell>
          <table:table-cell table:style-name="ce2" office:value-type="float" office:value="0.711">
            <text:p>0.711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0.785386331167367">
            <text:p>0.7854</text:p>
          </table:table-cell>
          <table:table-cell table:style-name="ce2" office:value-type="float" office:value="0.664">
            <text:p>0.664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0.73346909127304">
            <text:p>0.7335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3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28.4248802370665">
            <text:p>28.4249</text:p>
          </table:table-cell>
          <table:table-cell table:style-name="ce3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21.9830739809557">
            <text:p>21.9831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20524117049817">
            <text:p>1.2052</text:p>
          </table:table-cell>
          <table:table-cell table:style-name="ce3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1.2796117690407">
            <text:p>1.2796</text:p>
          </table:table-cell>
          <table:table-cell table:style-name="ce3" table:formula="of:=[.V25]" office:value-type="float" office:value="0.711">
            <text:p>0.711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0.777610228878581">
            <text:p>0.7776</text:p>
          </table:table-cell>
          <table:table-cell table:style-name="ce3" table:formula="of:=[.Y25]" office:value-type="float" office:value="0.664">
            <text:p>0.664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0.726207021062416">
            <text:p>0.7262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3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28.1434457792738">
            <text:p>28.1434</text:p>
          </table:table-cell>
          <table:table-cell table:style-name="ce3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21.7654197831244">
            <text:p>21.7654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19330808960214">
            <text:p>1.1933</text:p>
          </table:table-cell>
          <table:table-cell table:style-name="ce3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1.26694234558485">
            <text:p>1.2669</text:p>
          </table:table-cell>
          <table:table-cell table:style-name="ce3" table:formula="of:=[.V26]" office:value-type="float" office:value="0.711">
            <text:p>0.711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0.769911117701565">
            <text:p>0.7699</text:p>
          </table:table-cell>
          <table:table-cell table:style-name="ce3" table:formula="of:=[.Y26]" office:value-type="float" office:value="0.664">
            <text:p>0.664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0.719016852537045">
            <text:p>0.7190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3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27.8647978012612">
            <text:p>27.8648</text:p>
          </table:table-cell>
          <table:table-cell table:style-name="ce3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21.5499205773509">
            <text:p>21.5499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18149315802193">
            <text:p>1.1815</text:p>
          </table:table-cell>
          <table:table-cell table:style-name="ce3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1.2543983619652">
            <text:p>1.2544</text:p>
          </table:table-cell>
          <table:table-cell table:style-name="ce3" table:formula="of:=[.V27]" office:value-type="float" office:value="0.711">
            <text:p>0.711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0.762288235348084">
            <text:p>0.7623</text:p>
          </table:table-cell>
          <table:table-cell table:style-name="ce3" table:formula="of:=[.Y27]" office:value-type="float" office:value="0.664">
            <text:p>0.664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0.711897873799055">
            <text:p>0.7119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3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27.58890871412">
            <text:p>27.5889</text:p>
          </table:table-cell>
          <table:table-cell table:style-name="ce3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21.3365550270801">
            <text:p>21.3366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1697952059623">
            <text:p>1.1698</text:p>
          </table:table-cell>
          <table:table-cell table:style-name="ce3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1.24197857620317">
            <text:p>1.2420</text:p>
          </table:table-cell>
          <table:table-cell table:style-name="ce3" table:formula="of:=[.V28]" office:value-type="float" office:value="0.711">
            <text:p>0.711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0.754740827077311">
            <text:p>0.7547</text:p>
          </table:table-cell>
          <table:table-cell table:style-name="ce3" table:formula="of:=[.Y28]" office:value-type="float" office:value="0.664">
            <text:p>0.664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0.704849379999064">
            <text:p>0.7048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.083">
            <text:p>1.083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.1382438842583">
            <text:p>1.1382</text:p>
          </table:table-cell>
          <table:table-cell table:style-name="ce3" table:formula="of:=[.D29]" office:value-type="float" office:value="25.99">
            <text:p>25.99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27.315751202099">
            <text:p>27.3158</text:p>
          </table:table-cell>
          <table:table-cell table:style-name="ce3" table:formula="of:=[.G29]" office:value-type="float" office:value="20.1">
            <text:p>20.10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21.12530200701">
            <text:p>21.1253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1.102">
            <text:p>1.102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1582130752102">
            <text:p>1.1582</text:p>
          </table:table-cell>
          <table:table-cell table:style-name="ce3" table:formula="of:=[.S29]" office:value-type="float" office:value="1.17">
            <text:p>1.170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1.229681758617">
            <text:p>1.2297</text:p>
          </table:table-cell>
          <table:table-cell table:style-name="ce3" table:formula="of:=[.V29]" office:value-type="float" office:value="0.711">
            <text:p>0.711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0.7472681456211">
            <text:p>0.7473</text:p>
          </table:table-cell>
          <table:table-cell table:style-name="ce3" table:formula="of:=[.Y29]" office:value-type="float" office:value="0.664">
            <text:p>0.664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0.6978706732664">
            <text:p>0.6979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3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27.0452982199">
            <text:p>27.0453</text:p>
          </table:table-cell>
          <table:table-cell table:style-name="ce3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0.916140601">
            <text:p>20.9161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14674561902">
            <text:p>1.1467</text:p>
          </table:table-cell>
          <table:table-cell table:style-name="ce3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1.2175066917">
            <text:p>1.2175</text:p>
          </table:table-cell>
          <table:table-cell table:style-name="ce3" table:formula="of:=[.V30]" office:value-type="float" office:value="0.711">
            <text:p>0.711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0.73986945111">
            <text:p>0.7399</text:p>
          </table:table-cell>
          <table:table-cell table:style-name="ce3" table:formula="of:=[.Y30]" office:value-type="float" office:value="0.664">
            <text:p>0.664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0.69096106264">
            <text:p>0.6910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3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26.77752299">
            <text:p>26.7775</text:p>
          </table:table-cell>
          <table:table-cell table:style-name="ce3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0.7090501">
            <text:p>20.7091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135391702">
            <text:p>1.1354</text:p>
          </table:table-cell>
          <table:table-cell table:style-name="ce3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1.20545217">
            <text:p>1.2055</text:p>
          </table:table-cell>
          <table:table-cell table:style-name="ce3" table:formula="of:=[.V31]" office:value-type="float" office:value="0.711">
            <text:p>0.711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0.732544011">
            <text:p>0.7325</text:p>
          </table:table-cell>
          <table:table-cell table:style-name="ce3" table:formula="of:=[.Y31]" office:value-type="float" office:value="0.664">
            <text:p>0.664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0.684119864">
            <text:p>0.6841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3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26.512399">
            <text:p>26.5124</text:p>
          </table:table-cell>
          <table:table-cell table:style-name="ce3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0.50401">
            <text:p>20.5040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1241502">
            <text:p>1.1242</text:p>
          </table:table-cell>
          <table:table-cell table:style-name="ce3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1.193517">
            <text:p>1.1935</text:p>
          </table:table-cell>
          <table:table-cell table:style-name="ce3" table:formula="of:=[.V32]" office:value-type="float" office:value="0.711">
            <text:p>0.711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0.7252911">
            <text:p>0.7253</text:p>
          </table:table-cell>
          <table:table-cell table:style-name="ce3" table:formula="of:=[.Y32]" office:value-type="float" office:value="0.664">
            <text:p>0.664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0.6773464">
            <text:p>0.6773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3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26.2499">
            <text:p>26.2499</text:p>
          </table:table-cell>
          <table:table-cell table:style-name="ce3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0.301">
            <text:p>20.3010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11302">
            <text:p>1.1130</text:p>
          </table:table-cell>
          <table:table-cell table:style-name="ce3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1.1817">
            <text:p>1.1817</text:p>
          </table:table-cell>
          <table:table-cell table:style-name="ce3" table:formula="of:=[.V33]" office:value-type="float" office:value="0.711">
            <text:p>0.711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0.71811">
            <text:p>0.7181</text:p>
          </table:table-cell>
          <table:table-cell table:style-name="ce3" table:formula="of:=[.Y33]" office:value-type="float" office:value="0.664">
            <text:p>0.664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0.67064">
            <text:p>0.6706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.083">
            <text:p>1.083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.083">
            <text:p>1.0830</text:p>
          </table:table-cell>
          <table:table-cell table:style-name="ce3" table:formula="of:=[.D34]" office:value-type="float" office:value="25.99">
            <text:p>25.99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25.99">
            <text:p>25.9900</text:p>
          </table:table-cell>
          <table:table-cell table:style-name="ce3" table:formula="of:=[.G34]" office:value-type="float" office:value="20.1">
            <text:p>20.10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0.1">
            <text:p>20.10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1.102">
            <text:p>1.102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102">
            <text:p>1.1020</text:p>
          </table:table-cell>
          <table:table-cell table:style-name="ce3" table:formula="of:=[.S34]" office:value-type="float" office:value="1.17">
            <text:p>1.170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1.17">
            <text:p>1.1700</text:p>
          </table:table-cell>
          <table:table-cell table:style-name="ce3" table:formula="of:=[.V34]" office:value-type="float" office:value="0.711">
            <text:p>0.711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0.711">
            <text:p>0.7110</text:p>
          </table:table-cell>
          <table:table-cell table:style-name="ce3" table:formula="of:=[.Y34]" office:value-type="float" office:value="0.664">
            <text:p>0.664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0.664">
            <text:p>0.664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.083">
            <text:p>1.083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.07227722772277">
            <text:p>1.0723</text:p>
          </table:table-cell>
          <table:table-cell table:style-name="ce3" table:formula="of:=[.D35]" office:value-type="float" office:value="25.99">
            <text:p>25.99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25.7326732673267">
            <text:p>25.7327</text:p>
          </table:table-cell>
          <table:table-cell table:style-name="ce3" table:formula="of:=[.G35]" office:value-type="float" office:value="20.1">
            <text:p>20.10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19.9009900990099">
            <text:p>19.9010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1.102">
            <text:p>1.102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09108910891089">
            <text:p>1.0911</text:p>
          </table:table-cell>
          <table:table-cell table:style-name="ce3" table:formula="of:=[.S35]" office:value-type="float" office:value="1.17">
            <text:p>1.170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1.15841584158416">
            <text:p>1.1584</text:p>
          </table:table-cell>
          <table:table-cell table:style-name="ce3" table:formula="of:=[.V35]" office:value-type="float" office:value="0.711">
            <text:p>0.711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0.703960396039604">
            <text:p>0.7040</text:p>
          </table:table-cell>
          <table:table-cell table:style-name="ce3" table:formula="of:=[.Y35]" office:value-type="float" office:value="0.664">
            <text:p>0.664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0.657425742574257">
            <text:p>0.6574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.083">
            <text:p>1.083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.0616606215077">
            <text:p>1.0617</text:p>
          </table:table-cell>
          <table:table-cell table:style-name="ce3" table:formula="of:=[.D36]" office:value-type="float" office:value="25.99">
            <text:p>25.99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25.4778943240859">
            <text:p>25.4779</text:p>
          </table:table-cell>
          <table:table-cell table:style-name="ce3" table:formula="of:=[.G36]" office:value-type="float" office:value="20.1">
            <text:p>20.10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19.7039505930791">
            <text:p>19.7040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1.102">
            <text:p>1.102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08028624644643">
            <text:p>1.0803</text:p>
          </table:table-cell>
          <table:table-cell table:style-name="ce3" table:formula="of:=[.S36]" office:value-type="float" office:value="1.17">
            <text:p>1.170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1.1469463778061">
            <text:p>1.1469</text:p>
          </table:table-cell>
          <table:table-cell table:style-name="ce3" table:formula="of:=[.V36]" office:value-type="float" office:value="0.711">
            <text:p>0.711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0.696990491128321">
            <text:p>0.6970</text:p>
          </table:table-cell>
          <table:table-cell table:style-name="ce3" table:formula="of:=[.Y36]" office:value-type="float" office:value="0.664">
            <text:p>0.664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0.650916576806196">
            <text:p>0.6509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3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25.2256379446395">
            <text:p>25.2256</text:p>
          </table:table-cell>
          <table:table-cell table:style-name="ce3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19.5088619733457">
            <text:p>19.5089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06959034301626">
            <text:p>1.0696</text:p>
          </table:table-cell>
          <table:table-cell table:style-name="ce3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1.13559047307534">
            <text:p>1.1356</text:p>
          </table:table-cell>
          <table:table-cell table:style-name="ce3" table:formula="of:=[.V37]" office:value-type="float" office:value="0.711">
            <text:p>0.711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0.690089595176555">
            <text:p>0.6901</text:p>
          </table:table-cell>
          <table:table-cell table:style-name="ce3" table:formula="of:=[.Y37]" office:value-type="float" office:value="0.664">
            <text:p>0.664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0.644471858223956">
            <text:p>0.6445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3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24.9758791531084">
            <text:p>24.9759</text:p>
          </table:table-cell>
          <table:table-cell table:style-name="ce3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19.3157049241046">
            <text:p>19.3157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05900033962006">
            <text:p>1.0590</text:p>
          </table:table-cell>
          <table:table-cell table:style-name="ce3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1.1243470030449">
            <text:p>1.1243</text:p>
          </table:table-cell>
          <table:table-cell table:style-name="ce3" table:formula="of:=[.V38]" office:value-type="float" office:value="0.711">
            <text:p>0.711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0.683257024927282">
            <text:p>0.6833</text:p>
          </table:table-cell>
          <table:table-cell table:style-name="ce3" table:formula="of:=[.Y38]" office:value-type="float" office:value="0.664">
            <text:p>0.664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0.63809094873659">
            <text:p>0.6381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.083">
            <text:p>1.083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.03043733967811">
            <text:p>1.0304</text:p>
          </table:table-cell>
          <table:table-cell table:style-name="ce3" table:formula="of:=[.D39]" office:value-type="float" office:value="25.99">
            <text:p>25.99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24.7285932208994">
            <text:p>24.7286</text:p>
          </table:table-cell>
          <table:table-cell table:style-name="ce3" table:formula="of:=[.G39]" office:value-type="float" office:value="20.1">
            <text:p>20.10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19.1244603208956">
            <text:p>19.124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1.102">
            <text:p>1.102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04851518774264">
            <text:p>1.0485</text:p>
          </table:table-cell>
          <table:table-cell table:style-name="ce3" table:formula="of:=[.S39]" office:value-type="float" office:value="1.17">
            <text:p>1.170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1.1132148544999">
            <text:p>1.1132</text:p>
          </table:table-cell>
          <table:table-cell table:style-name="ce3" table:formula="of:=[.V39]" office:value-type="float" office:value="0.711">
            <text:p>0.711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0.676492103888398">
            <text:p>0.6765</text:p>
          </table:table-cell>
          <table:table-cell table:style-name="ce3" table:formula="of:=[.Y39]" office:value-type="float" office:value="0.664">
            <text:p>0.664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0.631773216570881">
            <text:p>0.6318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3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24.4837556642568">
            <text:p>24.4838</text:p>
          </table:table-cell>
          <table:table-cell table:style-name="ce3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18.9351092286096">
            <text:p>18.9351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03813384925014">
            <text:p>1.0381</text:p>
          </table:table-cell>
          <table:table-cell table:style-name="ce3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1.10219292524742">
            <text:p>1.1022</text:p>
          </table:table-cell>
          <table:table-cell table:style-name="ce3" table:formula="of:=[.V40]" office:value-type="float" office:value="0.711">
            <text:p>0.711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0.669794162265741">
            <text:p>0.6698</text:p>
          </table:table-cell>
          <table:table-cell table:style-name="ce3" table:formula="of:=[.Y40]" office:value-type="float" office:value="0.664">
            <text:p>0.664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0.625518036208793">
            <text:p>0.6255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3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24.2413422418384">
            <text:p>24.2413</text:p>
          </table:table-cell>
          <table:table-cell table:style-name="ce3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18.7476328996134">
            <text:p>18.7476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02785529628726">
            <text:p>1.0279</text:p>
          </table:table-cell>
          <table:table-cell table:style-name="ce3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1.09128012400735">
            <text:p>1.0913</text:p>
          </table:table-cell>
          <table:table-cell table:style-name="ce3" table:formula="of:=[.V41]" office:value-type="float" office:value="0.711">
            <text:p>0.711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0.663162536896773">
            <text:p>0.6632</text:p>
          </table:table-cell>
          <table:table-cell table:style-name="ce3" table:formula="of:=[.Y41]" office:value-type="float" office:value="0.664">
            <text:p>0.664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0.619324788325538">
            <text:p>0.6193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3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24.0013289523153">
            <text:p>24.0013</text:p>
          </table:table-cell>
          <table:table-cell table:style-name="ce3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18.5620127718945">
            <text:p>18.5620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01767851117551">
            <text:p>1.0177</text:p>
          </table:table-cell>
          <table:table-cell table:style-name="ce3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1.08047537030431">
            <text:p>1.0805</text:p>
          </table:table-cell>
          <table:table-cell table:style-name="ce3" table:formula="of:=[.V42]" office:value-type="float" office:value="0.711">
            <text:p>0.711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0.656596571184924">
            <text:p>0.6566</text:p>
          </table:table-cell>
          <table:table-cell table:style-name="ce3" table:formula="of:=[.Y42]" office:value-type="float" office:value="0.664">
            <text:p>0.664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0.613192859728255">
            <text:p>0.6132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3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23.7636920319953">
            <text:p>23.7637</text:p>
          </table:table-cell>
          <table:table-cell table:style-name="ce3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18.3782304672223">
            <text:p>18.3782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00760248631238">
            <text:p>1.0076</text:p>
          </table:table-cell>
          <table:table-cell table:style-name="ce3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1.0697775943607">
            <text:p>1.0698</text:p>
          </table:table-cell>
          <table:table-cell table:style-name="ce3" table:formula="of:=[.V43]" office:value-type="float" office:value="0.711">
            <text:p>0.711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0.650095615034578">
            <text:p>0.6501</text:p>
          </table:table-cell>
          <table:table-cell table:style-name="ce3" table:formula="of:=[.Y43]" office:value-type="float" office:value="0.664">
            <text:p>0.664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0.607121643295302">
            <text:p>0.6071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3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23.5284079524706">
            <text:p>23.5284</text:p>
          </table:table-cell>
          <table:table-cell table:style-name="ce3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18.196267789329">
            <text:p>18.1963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997626224071668">
            <text:p>0.9976</text:p>
          </table:table-cell>
          <table:table-cell table:style-name="ce3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1.05918573699079">
            <text:p>1.0592</text:p>
          </table:table-cell>
          <table:table-cell table:style-name="ce3" table:formula="of:=[.V44]" office:value-type="float" office:value="0.711">
            <text:p>0.711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0.643659024786711">
            <text:p>0.6437</text:p>
          </table:table-cell>
          <table:table-cell table:style-name="ce3" table:formula="of:=[.Y44]" office:value-type="float" office:value="0.664">
            <text:p>0.664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0.601110537916141">
            <text:p>0.601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1966761">
            <text:p>196676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452911">
            <text:p>452911</text:p>
          </table:table-cell>
          <table:table-cell/>
          <table:table-cell table:style-name="ce6"/>
          <table:table-cell table:style-name="ce1" office:value-type="float" office:value="678215">
            <text:p>678215</text:p>
          </table:table-cell>
          <table:table-cell/>
          <table:table-cell table:style-name="ce6"/>
          <table:table-cell table:style-name="ce1" office:value-type="float" office:value="748905">
            <text:p>748905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 office:value-type="float" office:value="20150809">
            <text:p>20150809.0000</text:p>
          </table:table-cell>
          <table:table-cell table:style-name="ce1" office:value-type="float" office:value="521607">
            <text:p>521607</text:p>
          </table:table-cell>
          <table:table-cell/>
          <table:table-cell table:style-name="ce6"/>
          <table:table-cell table:style-name="ce1" office:value-type="float" office:value="539500">
            <text:p>539500</text:p>
          </table:table-cell>
          <table:table-cell/>
          <table:table-cell table:style-name="ce6"/>
          <table:table-cell table:style-name="ce1" office:value-type="float" office:value="1959177">
            <text:p>1959177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8"/>
          <table:table-cell office:value-type="float" office:value="20150809">
            <text:p>20150809</text:p>
          </table:table-cell>
          <table:table-cell office:value-type="float" office:value="622417">
            <text:p>622417</text:p>
          </table:table-cell>
          <table:table-cell table:number-columns-repeated="2"/>
          <table:table-cell office:value-type="float" office:value="777394">
            <text:p>77739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18242">
            <text:p>1182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49]+[.J50]" office:value-type="float" office:value="740659">
            <text:p>7406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2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32.3101971682777">
            <text:p>32.3102</text:p>
          </table:table-cell>
          <table:table-cell table:style-name="ce2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40.6942791001488">
            <text:p>40.6943</text:p>
          </table:table-cell>
          <table:table-cell table:style-name="ce2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1.9235794243838">
            <text:p>31.9236</text:p>
          </table:table-cell>
          <table:table-cell table:style-name="ce2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1.7026549993016">
            <text:p>31.7027</text:p>
          </table:table-cell>
          <table:table-cell table:style-name="ce2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107811769907">
            <text:p>32.2108</text:p>
          </table:table-cell>
          <table:table-cell table:style-name="ce2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8.49233490016134">
            <text:p>8.4923</text:p>
          </table:table-cell>
          <table:table-cell table:style-name="ce2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8.39181428674892">
            <text:p>8.3918</text:p>
          </table:table-cell>
          <table:table-cell table:style-name="ce2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3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31.9902942260176">
            <text:p>31.9903</text:p>
          </table:table-cell>
          <table:table-cell table:style-name="ce3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40.2913654456919">
            <text:p>40.2914</text:p>
          </table:table-cell>
          <table:table-cell table:style-name="ce3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1.607504380578">
            <text:p>31.6075</text:p>
          </table:table-cell>
          <table:table-cell table:style-name="ce3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1.3887673260412">
            <text:p>31.3888</text:p>
          </table:table-cell>
          <table:table-cell table:style-name="ce3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891862551476">
            <text:p>31.8919</text:p>
          </table:table-cell>
          <table:table-cell table:style-name="ce3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8.40825237639737">
            <text:p>8.4083</text:p>
          </table:table-cell>
          <table:table-cell table:style-name="ce3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8.30872701658309">
            <text:p>8.3087</text:p>
          </table:table-cell>
          <table:table-cell table:style-name="ce3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3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31.6735586396213">
            <text:p>31.6736</text:p>
          </table:table-cell>
          <table:table-cell table:style-name="ce3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39.8924410353385">
            <text:p>39.8924</text:p>
          </table:table-cell>
          <table:table-cell table:style-name="ce3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1.2945587926515">
            <text:p>31.2946</text:p>
          </table:table-cell>
          <table:table-cell table:style-name="ce3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1.0779874515259">
            <text:p>31.0780</text:p>
          </table:table-cell>
          <table:table-cell table:style-name="ce3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5761015361148">
            <text:p>31.5761</text:p>
          </table:table-cell>
          <table:table-cell table:style-name="ce3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8.32500235286868">
            <text:p>8.3250</text:p>
          </table:table-cell>
          <table:table-cell table:style-name="ce3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8.22646239265653">
            <text:p>8.2265</text:p>
          </table:table-cell>
          <table:table-cell table:style-name="ce3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3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31.35995904913">
            <text:p>31.3600</text:p>
          </table:table-cell>
          <table:table-cell table:style-name="ce3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39.4974663716223">
            <text:p>39.4975</text:p>
          </table:table-cell>
          <table:table-cell table:style-name="ce3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0.9847116758926">
            <text:p>30.9847</text:p>
          </table:table-cell>
          <table:table-cell table:style-name="ce3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0.7702846054712">
            <text:p>30.7703</text:p>
          </table:table-cell>
          <table:table-cell table:style-name="ce3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2634668674404">
            <text:p>31.2635</text:p>
          </table:table-cell>
          <table:table-cell table:style-name="ce3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8.24257658699869">
            <text:p>8.2426</text:p>
          </table:table-cell>
          <table:table-cell table:style-name="ce3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8.14501226995696">
            <text:p>8.1450</text:p>
          </table:table-cell>
          <table:table-cell table:style-name="ce3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3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31.0494644050793">
            <text:p>31.0495</text:p>
          </table:table-cell>
          <table:table-cell table:style-name="ce3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39.1064023481409">
            <text:p>39.1064</text:p>
          </table:table-cell>
          <table:table-cell table:style-name="ce3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0.6779323523689">
            <text:p>30.6779</text:p>
          </table:table-cell>
          <table:table-cell table:style-name="ce3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0.4656283222487">
            <text:p>30.4656</text:p>
          </table:table-cell>
          <table:table-cell table:style-name="ce3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0.9539275915252">
            <text:p>30.9539</text:p>
          </table:table-cell>
          <table:table-cell table:style-name="ce3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8.16096691782049">
            <text:p>8.1610</text:p>
          </table:table-cell>
          <table:table-cell table:style-name="ce3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8.0643685841158">
            <text:p>8.0644</text:p>
          </table:table-cell>
          <table:table-cell table:style-name="ce3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18.13">
            <text:p>18.13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19.054812208313">
            <text:p>19.0548</text:p>
          </table:table-cell>
          <table:table-cell table:style-name="ce3" table:formula="of:=[.D6]" office:value-type="float" office:value="29.25">
            <text:p>29.25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30.742043965425">
            <text:p>30.7420</text:p>
          </table:table-cell>
          <table:table-cell table:style-name="ce3" table:formula="of:=[.G6]" office:value-type="float" office:value="36.84">
            <text:p>36.84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38.719210245684">
            <text:p>38.7192</text:p>
          </table:table-cell>
          <table:table-cell table:style-name="ce3" table:formula="of:=[.J6]" office:value-type="float" office:value="28.9">
            <text:p>28.9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0.37419044789">
            <text:p>30.3742</text:p>
          </table:table-cell>
          <table:table-cell table:style-name="ce3" table:formula="of:=[.M6]" office:value-type="float" office:value="28.7">
            <text:p>28.7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0.16398843787">
            <text:p>30.1640</text:p>
          </table:table-cell>
          <table:table-cell table:style-name="ce3" table:formula="of:=[.P6]" office:value-type="float" office:value="29.16">
            <text:p>29.16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647453060916">
            <text:p>30.6475</text:p>
          </table:table-cell>
          <table:table-cell table:style-name="ce3" table:formula="of:=[.S6]" office:value-type="float" office:value="7.688">
            <text:p>7.688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8.0801652651688">
            <text:p>8.0802</text:p>
          </table:table-cell>
          <table:table-cell table:style-name="ce3" table:formula="of:=[.V6]" office:value-type="float" office:value="7.597">
            <text:p>7.597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7.9845233506097">
            <text:p>7.9845</text:p>
          </table:table-cell>
          <table:table-cell table:style-name="ce3" table:formula="of:=[.Y6]" office:value-type="float" office:value="5.856">
            <text:p>5.856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6.1547148533856">
            <text:p>6.1547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3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30.4376672925">
            <text:p>30.4377</text:p>
          </table:table-cell>
          <table:table-cell table:style-name="ce3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38.3358517284">
            <text:p>38.3359</text:p>
          </table:table-cell>
          <table:table-cell table:style-name="ce3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0.073455889">
            <text:p>30.0735</text:p>
          </table:table-cell>
          <table:table-cell table:style-name="ce3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29.865335087">
            <text:p>29.8653</text:p>
          </table:table-cell>
          <table:table-cell table:style-name="ce3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440129316">
            <text:p>30.3440</text:p>
          </table:table-cell>
          <table:table-cell table:style-name="ce3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8.00016362888">
            <text:p>8.0002</text:p>
          </table:table-cell>
          <table:table-cell table:style-name="ce3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7.90546866397">
            <text:p>7.9055</text:p>
          </table:table-cell>
          <table:table-cell table:style-name="ce3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3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30.13630425">
            <text:p>30.1363</text:p>
          </table:table-cell>
          <table:table-cell table:style-name="ce3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37.95628884">
            <text:p>37.9563</text:p>
          </table:table-cell>
          <table:table-cell table:style-name="ce3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29.7756989">
            <text:p>29.7757</text:p>
          </table:table-cell>
          <table:table-cell table:style-name="ce3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29.5696387">
            <text:p>29.5696</text:p>
          </table:table-cell>
          <table:table-cell table:style-name="ce3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4357716">
            <text:p>30.0436</text:p>
          </table:table-cell>
          <table:table-cell table:style-name="ce3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7.920954088">
            <text:p>7.9210</text:p>
          </table:table-cell>
          <table:table-cell table:style-name="ce3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7.827196697">
            <text:p>7.8272</text:p>
          </table:table-cell>
          <table:table-cell table:style-name="ce3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18.13">
            <text:p>18.13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18.494413">
            <text:p>18.4944</text:p>
          </table:table-cell>
          <table:table-cell table:style-name="ce3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9.837925">
            <text:p>29.8379</text:p>
          </table:table-cell>
          <table:table-cell table:style-name="ce3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37.580484">
            <text:p>37.5805</text:p>
          </table:table-cell>
          <table:table-cell table:style-name="ce3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29.48089">
            <text:p>29.4809</text:p>
          </table:table-cell>
          <table:table-cell table:style-name="ce3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29.27687">
            <text:p>29.2769</text:p>
          </table:table-cell>
          <table:table-cell table:style-name="ce3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46116">
            <text:p>29.7461</text:p>
          </table:table-cell>
          <table:table-cell table:style-name="ce3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7.8425288">
            <text:p>7.8425</text:p>
          </table:table-cell>
          <table:table-cell table:style-name="ce3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7.7496997">
            <text:p>7.7497</text:p>
          </table:table-cell>
          <table:table-cell table:style-name="ce3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18.13">
            <text:p>18.13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18.3113">
            <text:p>18.3113</text:p>
          </table:table-cell>
          <table:table-cell table:style-name="ce3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9.5425">
            <text:p>29.5425</text:p>
          </table:table-cell>
          <table:table-cell table:style-name="ce3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37.2084">
            <text:p>37.2084</text:p>
          </table:table-cell>
          <table:table-cell table:style-name="ce3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29.189">
            <text:p>29.1890</text:p>
          </table:table-cell>
          <table:table-cell table:style-name="ce3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28.987">
            <text:p>28.9870</text:p>
          </table:table-cell>
          <table:table-cell table:style-name="ce3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4516">
            <text:p>29.4516</text:p>
          </table:table-cell>
          <table:table-cell table:style-name="ce3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7.76488">
            <text:p>7.7649</text:p>
          </table:table-cell>
          <table:table-cell table:style-name="ce3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7.67297">
            <text:p>7.6730</text:p>
          </table:table-cell>
          <table:table-cell table:style-name="ce3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18.13">
            <text:p>18.13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18.13">
            <text:p>18.1300</text:p>
          </table:table-cell>
          <table:table-cell table:style-name="ce3" table:formula="of:=[.D11]" office:value-type="float" office:value="29.25">
            <text:p>29.25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9.25">
            <text:p>29.2500</text:p>
          </table:table-cell>
          <table:table-cell table:style-name="ce3" table:formula="of:=[.G11]" office:value-type="float" office:value="36.84">
            <text:p>36.84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36.84">
            <text:p>36.8400</text:p>
          </table:table-cell>
          <table:table-cell table:style-name="ce3" table:formula="of:=[.J11]" office:value-type="float" office:value="28.9">
            <text:p>28.9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28.9">
            <text:p>28.9000</text:p>
          </table:table-cell>
          <table:table-cell table:style-name="ce3" table:formula="of:=[.M11]" office:value-type="float" office:value="28.7">
            <text:p>28.7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28.7">
            <text:p>28.7000</text:p>
          </table:table-cell>
          <table:table-cell table:style-name="ce3" table:formula="of:=[.P11]" office:value-type="float" office:value="29.16">
            <text:p>29.16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16">
            <text:p>29.1600</text:p>
          </table:table-cell>
          <table:table-cell table:style-name="ce3" table:formula="of:=[.S11]" office:value-type="float" office:value="7.688">
            <text:p>7.688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7.688">
            <text:p>7.6880</text:p>
          </table:table-cell>
          <table:table-cell table:style-name="ce3" table:formula="of:=[.V11]" office:value-type="float" office:value="7.597">
            <text:p>7.597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7.597">
            <text:p>7.5970</text:p>
          </table:table-cell>
          <table:table-cell table:style-name="ce3" table:formula="of:=[.Y11]" office:value-type="float" office:value="5.856">
            <text:p>5.856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5.856">
            <text:p>5.856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18.13">
            <text:p>18.13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17.9504950495049">
            <text:p>17.9505</text:p>
          </table:table-cell>
          <table:table-cell table:style-name="ce3" table:formula="of:=[.D12]" office:value-type="float" office:value="29.25">
            <text:p>29.25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8.960396039604">
            <text:p>28.9604</text:p>
          </table:table-cell>
          <table:table-cell table:style-name="ce3" table:formula="of:=[.G12]" office:value-type="float" office:value="36.84">
            <text:p>36.84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36.4752475247525">
            <text:p>36.4752</text:p>
          </table:table-cell>
          <table:table-cell table:style-name="ce3" table:formula="of:=[.J12]" office:value-type="float" office:value="28.9">
            <text:p>28.9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28.6138613861386">
            <text:p>28.6139</text:p>
          </table:table-cell>
          <table:table-cell table:style-name="ce3" table:formula="of:=[.M12]" office:value-type="float" office:value="28.7">
            <text:p>28.7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28.4158415841584">
            <text:p>28.4158</text:p>
          </table:table-cell>
          <table:table-cell table:style-name="ce3" table:formula="of:=[.P12]" office:value-type="float" office:value="29.16">
            <text:p>29.16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8712871287129">
            <text:p>28.8713</text:p>
          </table:table-cell>
          <table:table-cell table:style-name="ce3" table:formula="of:=[.S12]" office:value-type="float" office:value="7.688">
            <text:p>7.688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7.61188118811881">
            <text:p>7.6119</text:p>
          </table:table-cell>
          <table:table-cell table:style-name="ce3" table:formula="of:=[.V12]" office:value-type="float" office:value="7.597">
            <text:p>7.597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7.52178217821782">
            <text:p>7.5218</text:p>
          </table:table-cell>
          <table:table-cell table:style-name="ce3" table:formula="of:=[.Y12]" office:value-type="float" office:value="5.856">
            <text:p>5.856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18.13">
            <text:p>18.13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17.7727673757475">
            <text:p>17.7728</text:p>
          </table:table-cell>
          <table:table-cell table:style-name="ce3" table:formula="of:=[.D13]" office:value-type="float" office:value="29.25">
            <text:p>29.25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8.6736594451524">
            <text:p>28.6737</text:p>
          </table:table-cell>
          <table:table-cell table:style-name="ce3" table:formula="of:=[.G13]" office:value-type="float" office:value="36.84">
            <text:p>36.84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36.114106460151">
            <text:p>36.1141</text:p>
          </table:table-cell>
          <table:table-cell table:style-name="ce3" table:formula="of:=[.J13]" office:value-type="float" office:value="28.9">
            <text:p>28.9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28.33055582786">
            <text:p>28.3306</text:p>
          </table:table-cell>
          <table:table-cell table:style-name="ce3" table:formula="of:=[.M13]" office:value-type="float" office:value="28.7">
            <text:p>28.7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28.1344966179786">
            <text:p>28.1345</text:p>
          </table:table-cell>
          <table:table-cell table:style-name="ce3" table:formula="of:=[.P13]" office:value-type="float" office:value="29.16">
            <text:p>29.16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5854328007058">
            <text:p>28.5854</text:p>
          </table:table-cell>
          <table:table-cell table:style-name="ce3" table:formula="of:=[.S13]" office:value-type="float" office:value="7.688">
            <text:p>7.688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7.53651602784041">
            <text:p>7.5365</text:p>
          </table:table-cell>
          <table:table-cell table:style-name="ce3" table:formula="of:=[.V13]" office:value-type="float" office:value="7.597">
            <text:p>7.597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7.44730908734438">
            <text:p>7.4473</text:p>
          </table:table-cell>
          <table:table-cell table:style-name="ce3" table:formula="of:=[.Y13]" office:value-type="float" office:value="5.856">
            <text:p>5.856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3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8.3897618268836">
            <text:p>28.3898</text:p>
          </table:table-cell>
          <table:table-cell table:style-name="ce3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35.7565410496544">
            <text:p>35.7565</text:p>
          </table:table-cell>
          <table:table-cell table:style-name="ce3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28.0500552751089">
            <text:p>28.0501</text:p>
          </table:table-cell>
          <table:table-cell table:style-name="ce3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27.8559372455234">
            <text:p>27.8559</text:p>
          </table:table-cell>
          <table:table-cell table:style-name="ce3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024087135701">
            <text:p>28.3024</text:p>
          </table:table-cell>
          <table:table-cell table:style-name="ce3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7.46189705726773">
            <text:p>7.4619</text:p>
          </table:table-cell>
          <table:table-cell table:style-name="ce3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7.37357335380631">
            <text:p>7.3736</text:p>
          </table:table-cell>
          <table:table-cell table:style-name="ce3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3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8.1086750761224">
            <text:p>28.1087</text:p>
          </table:table-cell>
          <table:table-cell table:style-name="ce3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35.4025158907469">
            <text:p>35.4025</text:p>
          </table:table-cell>
          <table:table-cell table:style-name="ce3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27.7723319555534">
            <text:p>27.7723</text:p>
          </table:table-cell>
          <table:table-cell table:style-name="ce3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27.5801358866568">
            <text:p>27.5801</text:p>
          </table:table-cell>
          <table:table-cell table:style-name="ce3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221868451189">
            <text:p>28.0222</text:p>
          </table:table-cell>
          <table:table-cell table:style-name="ce3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7.38801688838389">
            <text:p>7.3880</text:p>
          </table:table-cell>
          <table:table-cell table:style-name="ce3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7.30056767703595">
            <text:p>7.3006</text:p>
          </table:table-cell>
          <table:table-cell table:style-name="ce3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18.13">
            <text:p>18.13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17.2500729163104">
            <text:p>17.2501</text:p>
          </table:table-cell>
          <table:table-cell table:style-name="ce3" table:formula="of:=[.D16]" office:value-type="float" office:value="29.25">
            <text:p>29.25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7.8303713624974">
            <text:p>27.8304</text:p>
          </table:table-cell>
          <table:table-cell table:style-name="ce3" table:formula="of:=[.G16]" office:value-type="float" office:value="36.84">
            <text:p>36.84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35.0519959314326">
            <text:p>35.0520</text:p>
          </table:table-cell>
          <table:table-cell table:style-name="ce3" table:formula="of:=[.J16]" office:value-type="float" office:value="28.9">
            <text:p>28.9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27.497358371835">
            <text:p>27.4974</text:p>
          </table:table-cell>
          <table:table-cell table:style-name="ce3" table:formula="of:=[.M16]" office:value-type="float" office:value="28.7">
            <text:p>28.7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27.3070652343137">
            <text:p>27.3071</text:p>
          </table:table-cell>
          <table:table-cell table:style-name="ce3" table:formula="of:=[.P16]" office:value-type="float" office:value="29.16">
            <text:p>29.16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447394506128">
            <text:p>27.7447</text:p>
          </table:table-cell>
          <table:table-cell table:style-name="ce3" table:formula="of:=[.S16]" office:value-type="float" office:value="7.688">
            <text:p>7.688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7.31486820632068">
            <text:p>7.3149</text:p>
          </table:table-cell>
          <table:table-cell table:style-name="ce3" table:formula="of:=[.V16]" office:value-type="float" office:value="7.597">
            <text:p>7.597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7.22828482874847">
            <text:p>7.2283</text:p>
          </table:table-cell>
          <table:table-cell table:style-name="ce3" table:formula="of:=[.Y16]" office:value-type="float" office:value="5.856">
            <text:p>5.856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5.57178306662512">
            <text:p>5.5718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3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7.5548231311855">
            <text:p>27.5548</text:p>
          </table:table-cell>
          <table:table-cell table:style-name="ce3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34.704946466765">
            <text:p>34.7049</text:p>
          </table:table-cell>
          <table:table-cell table:style-name="ce3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27.2251072988466">
            <text:p>27.2251</text:p>
          </table:table-cell>
          <table:table-cell table:style-name="ce3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27.0366982517957">
            <text:p>27.0367</text:p>
          </table:table-cell>
          <table:table-cell table:style-name="ce3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4700390600127">
            <text:p>27.4700</text:p>
          </table:table-cell>
          <table:table-cell table:style-name="ce3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7.24244376863434">
            <text:p>7.2424</text:p>
          </table:table-cell>
          <table:table-cell table:style-name="ce3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7.15671765222621">
            <text:p>7.1567</text:p>
          </table:table-cell>
          <table:table-cell table:style-name="ce3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3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7.2820031001837">
            <text:p>27.2820</text:p>
          </table:table-cell>
          <table:table-cell table:style-name="ce3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34.3613331354109">
            <text:p>34.3613</text:p>
          </table:table-cell>
          <table:table-cell table:style-name="ce3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26.9555517810362">
            <text:p>26.9556</text:p>
          </table:table-cell>
          <table:table-cell table:style-name="ce3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26.7690081700948">
            <text:p>26.7690</text:p>
          </table:table-cell>
          <table:table-cell table:style-name="ce3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1980584752601">
            <text:p>27.1981</text:p>
          </table:table-cell>
          <table:table-cell table:style-name="ce3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7.17073640458846">
            <text:p>7.1707</text:p>
          </table:table-cell>
          <table:table-cell table:style-name="ce3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7.08585906161011">
            <text:p>7.0859</text:p>
          </table:table-cell>
          <table:table-cell table:style-name="ce3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3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7.0118842576076">
            <text:p>27.0119</text:p>
          </table:table-cell>
          <table:table-cell table:style-name="ce3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34.0211219162484">
            <text:p>34.0211</text:p>
          </table:table-cell>
          <table:table-cell table:style-name="ce3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26.6886651297388">
            <text:p>26.6887</text:p>
          </table:table-cell>
          <table:table-cell table:style-name="ce3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26.5039684852424">
            <text:p>26.5040</text:p>
          </table:table-cell>
          <table:table-cell table:style-name="ce3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287707675842">
            <text:p>26.9288</text:p>
          </table:table-cell>
          <table:table-cell table:style-name="ce3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7.09973901444401">
            <text:p>7.0997</text:p>
          </table:table-cell>
          <table:table-cell table:style-name="ce3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7.01570204119812">
            <text:p>7.0157</text:p>
          </table:table-cell>
          <table:table-cell table:style-name="ce3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3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6.7444398590175">
            <text:p>26.7444</text:p>
          </table:table-cell>
          <table:table-cell table:style-name="ce3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33.6842791249984">
            <text:p>33.6843</text:p>
          </table:table-cell>
          <table:table-cell table:style-name="ce3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26.4244209205335">
            <text:p>26.4244</text:p>
          </table:table-cell>
          <table:table-cell table:style-name="ce3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26.2415529556855">
            <text:p>26.2416</text:p>
          </table:table-cell>
          <table:table-cell table:style-name="ce3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6621492748359">
            <text:p>26.6621</text:p>
          </table:table-cell>
          <table:table-cell table:style-name="ce3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7.02944456875645">
            <text:p>7.0294</text:p>
          </table:table-cell>
          <table:table-cell table:style-name="ce3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6.94623964475062">
            <text:p>6.9462</text:p>
          </table:table-cell>
          <table:table-cell table:style-name="ce3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3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6.4796434247698">
            <text:p>26.4796</text:p>
          </table:table-cell>
          <table:table-cell table:style-name="ce3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33.3507714108895">
            <text:p>33.3508</text:p>
          </table:table-cell>
          <table:table-cell table:style-name="ce3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26.1627929906272">
            <text:p>26.1628</text:p>
          </table:table-cell>
          <table:table-cell table:style-name="ce3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5.9817355996886">
            <text:p>25.9817</text:p>
          </table:table-cell>
          <table:table-cell table:style-name="ce3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3981675988474">
            <text:p>26.3982</text:p>
          </table:table-cell>
          <table:table-cell table:style-name="ce3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6.95984610767965">
            <text:p>6.9598</text:p>
          </table:table-cell>
          <table:table-cell table:style-name="ce3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6.87746499480259">
            <text:p>6.8775</text:p>
          </table:table-cell>
          <table:table-cell table:style-name="ce3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2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61053905884954">
            <text:p>1.6105</text:p>
          </table:table-cell>
          <table:table-cell table:style-name="ce2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3.4479579574513">
            <text:p>33.4480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74309371389888">
            <text:p>1.7431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43490414090915">
            <text:p>1.4349</text:p>
          </table:table-cell>
          <table:table-cell table:style-name="ce2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1.30345410798522">
            <text:p>1.3035</text:p>
          </table:table-cell>
          <table:table-cell table:style-name="ce2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8.71767781374523">
            <text:p>8.7177</text:p>
          </table:table-cell>
          <table:table-cell table:style-name="ce2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3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1.5945931275738">
            <text:p>1.5946</text:p>
          </table:table-cell>
          <table:table-cell table:style-name="ce3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3.1167900568825">
            <text:p>33.1168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72583536029592">
            <text:p>1.7258</text:p>
          </table:table-cell>
          <table:table-cell table:style-name="ce3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42069716921698">
            <text:p>1.4207</text:p>
          </table:table-cell>
          <table:table-cell table:style-name="ce3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1.29054862176755">
            <text:p>1.2905</text:p>
          </table:table-cell>
          <table:table-cell table:style-name="ce3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8.63136417202498">
            <text:p>8.6314</text:p>
          </table:table-cell>
          <table:table-cell table:style-name="ce3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3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1.57880507680574">
            <text:p>1.5788</text:p>
          </table:table-cell>
          <table:table-cell table:style-name="ce3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2.7889010464183">
            <text:p>32.7889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70874788148111">
            <text:p>1.7087</text:p>
          </table:table-cell>
          <table:table-cell table:style-name="ce3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40663086061088">
            <text:p>1.4066</text:p>
          </table:table-cell>
          <table:table-cell table:style-name="ce3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1.27777091264114">
            <text:p>1.2778</text:p>
          </table:table-cell>
          <table:table-cell table:style-name="ce3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8.54590512081681">
            <text:p>8.5459</text:p>
          </table:table-cell>
          <table:table-cell table:style-name="ce3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3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1.56317334337202">
            <text:p>1.5632</text:p>
          </table:table-cell>
          <table:table-cell table:style-name="ce3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2.4642584618003">
            <text:p>32.4643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69182958562486">
            <text:p>1.6918</text:p>
          </table:table-cell>
          <table:table-cell table:style-name="ce3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39270382238701">
            <text:p>1.3927</text:p>
          </table:table-cell>
          <table:table-cell table:style-name="ce3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1.26511971548627">
            <text:p>1.2651</text:p>
          </table:table-cell>
          <table:table-cell table:style-name="ce3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8.46129219882853">
            <text:p>8.4613</text:p>
          </table:table-cell>
          <table:table-cell table:style-name="ce3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3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1.54769637957626">
            <text:p>1.5477</text:p>
          </table:table-cell>
          <table:table-cell table:style-name="ce3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2.1428301601983">
            <text:p>32.1428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67507879764838">
            <text:p>1.6751</text:p>
          </table:table-cell>
          <table:table-cell table:style-name="ce3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3789146756307">
            <text:p>1.3789</text:p>
          </table:table-cell>
          <table:table-cell table:style-name="ce3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1.25259377770918">
            <text:p>1.2526</text:p>
          </table:table-cell>
          <table:table-cell table:style-name="ce3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8.37751702854309">
            <text:p>8.3775</text:p>
          </table:table-cell>
          <table:table-cell table:style-name="ce3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.32">
            <text:p>1.3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.387333266132">
            <text:p>1.3873</text:p>
          </table:table-cell>
          <table:table-cell table:style-name="ce3" table:formula="of:=[.D29]" office:value-type="float" office:value="1.458">
            <text:p>1.458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1.5323726530458">
            <text:p>1.5324</text:p>
          </table:table-cell>
          <table:table-cell table:style-name="ce3" table:formula="of:=[.G29]" office:value-type="float" office:value="30.28">
            <text:p>30.28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1.824584317028">
            <text:p>31.8246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578">
            <text:p>1.578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6584938590578">
            <text:p>1.6585</text:p>
          </table:table-cell>
          <table:table-cell table:style-name="ce3" table:formula="of:=[.P29]" office:value-type="float" office:value="1.299">
            <text:p>1.299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3652620550799">
            <text:p>1.3653</text:p>
          </table:table-cell>
          <table:table-cell table:style-name="ce3" table:formula="of:=[.S29]" office:value-type="float" office:value="1.18">
            <text:p>1.180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1.240191859118">
            <text:p>1.2402</text:p>
          </table:table-cell>
          <table:table-cell table:style-name="ce3" table:formula="of:=[.V29]" office:value-type="float" office:value="7.892">
            <text:p>7.892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8.2945713153892">
            <text:p>8.2946</text:p>
          </table:table-cell>
          <table:table-cell table:style-name="ce3" table:formula="of:=[.Y29]" office:value-type="float" office:value="2.58">
            <text:p>2.580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3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1.51720064658">
            <text:p>1.5172</text:p>
          </table:table-cell>
          <table:table-cell table:style-name="ce3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31.5094894228">
            <text:p>31.509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64207312778">
            <text:p>1.6421</text:p>
          </table:table-cell>
          <table:table-cell table:style-name="ce3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35174460899">
            <text:p>1.3517</text:p>
          </table:table-cell>
          <table:table-cell table:style-name="ce3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1.2279127318">
            <text:p>1.2279</text:p>
          </table:table-cell>
          <table:table-cell table:style-name="ce3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8.21244684692">
            <text:p>8.2124</text:p>
          </table:table-cell>
          <table:table-cell table:style-name="ce3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3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1.502178858">
            <text:p>1.5022</text:p>
          </table:table-cell>
          <table:table-cell table:style-name="ce3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31.19751428">
            <text:p>31.1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625814978">
            <text:p>1.6258</text:p>
          </table:table-cell>
          <table:table-cell table:style-name="ce3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338360999">
            <text:p>1.3384</text:p>
          </table:table-cell>
          <table:table-cell table:style-name="ce3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1.21575518">
            <text:p>1.2158</text:p>
          </table:table-cell>
          <table:table-cell table:style-name="ce3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8.131135492">
            <text:p>8.1311</text:p>
          </table:table-cell>
          <table:table-cell table:style-name="ce3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3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1.4873058">
            <text:p>1.4873</text:p>
          </table:table-cell>
          <table:table-cell table:style-name="ce3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30.888628">
            <text:p>30.8886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6097178">
            <text:p>1.6097</text:p>
          </table:table-cell>
          <table:table-cell table:style-name="ce3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3251099">
            <text:p>1.3251</text:p>
          </table:table-cell>
          <table:table-cell table:style-name="ce3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1.203718">
            <text:p>1.2037</text:p>
          </table:table-cell>
          <table:table-cell table:style-name="ce3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8.0506292">
            <text:p>8.0506</text:p>
          </table:table-cell>
          <table:table-cell table:style-name="ce3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3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1.47258">
            <text:p>1.4726</text:p>
          </table:table-cell>
          <table:table-cell table:style-name="ce3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30.5828">
            <text:p>30.5828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59378">
            <text:p>1.5938</text:p>
          </table:table-cell>
          <table:table-cell table:style-name="ce3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31199">
            <text:p>1.3120</text:p>
          </table:table-cell>
          <table:table-cell table:style-name="ce3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1.1918">
            <text:p>1.1918</text:p>
          </table:table-cell>
          <table:table-cell table:style-name="ce3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7.97092">
            <text:p>7.9709</text:p>
          </table:table-cell>
          <table:table-cell table:style-name="ce3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.32">
            <text:p>1.3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.32">
            <text:p>1.3200</text:p>
          </table:table-cell>
          <table:table-cell table:style-name="ce3" table:formula="of:=[.D34]" office:value-type="float" office:value="1.458">
            <text:p>1.458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1.458">
            <text:p>1.4580</text:p>
          </table:table-cell>
          <table:table-cell table:style-name="ce3" table:formula="of:=[.G34]" office:value-type="float" office:value="30.28">
            <text:p>30.28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30.28">
            <text:p>30.28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578">
            <text:p>1.578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578">
            <text:p>1.5780</text:p>
          </table:table-cell>
          <table:table-cell table:style-name="ce3" table:formula="of:=[.P34]" office:value-type="float" office:value="1.299">
            <text:p>1.299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299">
            <text:p>1.2990</text:p>
          </table:table-cell>
          <table:table-cell table:style-name="ce3" table:formula="of:=[.S34]" office:value-type="float" office:value="1.18">
            <text:p>1.180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1.18">
            <text:p>1.1800</text:p>
          </table:table-cell>
          <table:table-cell table:style-name="ce3" table:formula="of:=[.V34]" office:value-type="float" office:value="7.892">
            <text:p>7.892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7.892">
            <text:p>7.8920</text:p>
          </table:table-cell>
          <table:table-cell table:style-name="ce3" table:formula="of:=[.Y34]" office:value-type="float" office:value="2.58">
            <text:p>2.580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.32">
            <text:p>1.3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.30693069306931">
            <text:p>1.3069</text:p>
          </table:table-cell>
          <table:table-cell table:style-name="ce3" table:formula="of:=[.D35]" office:value-type="float" office:value="1.458">
            <text:p>1.458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1.44356435643564">
            <text:p>1.4436</text:p>
          </table:table-cell>
          <table:table-cell table:style-name="ce3" table:formula="of:=[.G35]" office:value-type="float" office:value="30.28">
            <text:p>30.28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9.980198019802">
            <text:p>29.9802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578">
            <text:p>1.578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56237623762376">
            <text:p>1.5624</text:p>
          </table:table-cell>
          <table:table-cell table:style-name="ce3" table:formula="of:=[.P35]" office:value-type="float" office:value="1.299">
            <text:p>1.299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28613861386139">
            <text:p>1.2861</text:p>
          </table:table-cell>
          <table:table-cell table:style-name="ce3" table:formula="of:=[.S35]" office:value-type="float" office:value="1.18">
            <text:p>1.180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1.16831683168317">
            <text:p>1.1683</text:p>
          </table:table-cell>
          <table:table-cell table:style-name="ce3" table:formula="of:=[.V35]" office:value-type="float" office:value="7.892">
            <text:p>7.892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7.81386138613861">
            <text:p>7.8139</text:p>
          </table:table-cell>
          <table:table-cell table:style-name="ce3" table:formula="of:=[.Y35]" office:value-type="float" office:value="2.58">
            <text:p>2.580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.32">
            <text:p>1.3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.29399078521714">
            <text:p>1.2940</text:p>
          </table:table-cell>
          <table:table-cell table:style-name="ce3" table:formula="of:=[.D36]" office:value-type="float" office:value="1.458">
            <text:p>1.458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1.42927164003529">
            <text:p>1.4293</text:p>
          </table:table-cell>
          <table:table-cell table:style-name="ce3" table:formula="of:=[.G36]" office:value-type="float" office:value="30.28">
            <text:p>30.28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9.6833643760416">
            <text:p>29.6834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578">
            <text:p>1.578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54690716596412">
            <text:p>1.5469</text:p>
          </table:table-cell>
          <table:table-cell table:style-name="ce3" table:formula="of:=[.P36]" office:value-type="float" office:value="1.299">
            <text:p>1.299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27340456817959">
            <text:p>1.2734</text:p>
          </table:table-cell>
          <table:table-cell table:style-name="ce3" table:formula="of:=[.S36]" office:value-type="float" office:value="1.18">
            <text:p>1.180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1.15674933830017">
            <text:p>1.1567</text:p>
          </table:table-cell>
          <table:table-cell table:style-name="ce3" table:formula="of:=[.V36]" office:value-type="float" office:value="7.892">
            <text:p>7.892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7.73649642191942">
            <text:p>7.7365</text:p>
          </table:table-cell>
          <table:table-cell table:style-name="ce3" table:formula="of:=[.Y36]" office:value-type="float" office:value="2.58">
            <text:p>2.580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3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1.41512043567851">
            <text:p>1.4151</text:p>
          </table:table-cell>
          <table:table-cell table:style-name="ce3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9.3894696792491">
            <text:p>29.3895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53159125342982">
            <text:p>1.5316</text:p>
          </table:table-cell>
          <table:table-cell table:style-name="ce3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26079660215801">
            <text:p>1.2608</text:p>
          </table:table-cell>
          <table:table-cell table:style-name="ce3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1.14529637455462">
            <text:p>1.1453</text:p>
          </table:table-cell>
          <table:table-cell table:style-name="ce3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7.65989744744497">
            <text:p>7.6599</text:p>
          </table:table-cell>
          <table:table-cell table:style-name="ce3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3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1.40110934225595">
            <text:p>1.4011</text:p>
          </table:table-cell>
          <table:table-cell table:style-name="ce3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9.0984848309397">
            <text:p>29.0985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51642698359388">
            <text:p>1.5164</text:p>
          </table:table-cell>
          <table:table-cell table:style-name="ce3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24831346748318">
            <text:p>1.2483</text:p>
          </table:table-cell>
          <table:table-cell table:style-name="ce3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1.13395680648972">
            <text:p>1.1340</text:p>
          </table:table-cell>
          <table:table-cell table:style-name="ce3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7.58405687865839">
            <text:p>7.5841</text:p>
          </table:table-cell>
          <table:table-cell table:style-name="ce3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.32">
            <text:p>1.3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.25593470764091">
            <text:p>1.2559</text:p>
          </table:table-cell>
          <table:table-cell table:style-name="ce3" table:formula="of:=[.D39]" office:value-type="float" office:value="1.458">
            <text:p>1.458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1.38723697253064">
            <text:p>1.3872</text:p>
          </table:table-cell>
          <table:table-cell table:style-name="ce3" table:formula="of:=[.G39]" office:value-type="float" office:value="30.28">
            <text:p>30.28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8.8103810207324">
            <text:p>28.8104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578">
            <text:p>1.578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50141285504345">
            <text:p>1.5014</text:p>
          </table:table-cell>
          <table:table-cell table:style-name="ce3" table:formula="of:=[.P39]" office:value-type="float" office:value="1.299">
            <text:p>1.299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23595392820117">
            <text:p>1.2360</text:p>
          </table:table-cell>
          <table:table-cell table:style-name="ce3" table:formula="of:=[.S39]" office:value-type="float" office:value="1.18">
            <text:p>1.180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1.12272951137596">
            <text:p>1.1227</text:p>
          </table:table-cell>
          <table:table-cell table:style-name="ce3" table:formula="of:=[.V39]" office:value-type="float" office:value="7.892">
            <text:p>7.892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7.50896720659246">
            <text:p>7.5090</text:p>
          </table:table-cell>
          <table:table-cell table:style-name="ce3" table:formula="of:=[.Y39]" office:value-type="float" office:value="2.58">
            <text:p>2.580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3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1.37350195300063">
            <text:p>1.3735</text:p>
          </table:table-cell>
          <table:table-cell table:style-name="ce3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8.5251297234974">
            <text:p>28.5251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48654738123114">
            <text:p>1.4865</text:p>
          </table:table-cell>
          <table:table-cell table:style-name="ce3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22371676059521">
            <text:p>1.2237</text:p>
          </table:table-cell>
          <table:table-cell table:style-name="ce3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1.11161337759996">
            <text:p>1.1116</text:p>
          </table:table-cell>
          <table:table-cell table:style-name="ce3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7.4346209966262">
            <text:p>7.4346</text:p>
          </table:table-cell>
          <table:table-cell table:style-name="ce3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3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1.359902923763">
            <text:p>1.3599</text:p>
          </table:table-cell>
          <table:table-cell table:style-name="ce3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8.2427026965321">
            <text:p>28.242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47182909032786">
            <text:p>1.4718</text:p>
          </table:table-cell>
          <table:table-cell table:style-name="ce3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21160075306457">
            <text:p>1.2116</text:p>
          </table:table-cell>
          <table:table-cell table:style-name="ce3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1.10060730455442">
            <text:p>1.1006</text:p>
          </table:table-cell>
          <table:table-cell table:style-name="ce3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7.36101088774871">
            <text:p>7.3610</text:p>
          </table:table-cell>
          <table:table-cell table:style-name="ce3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3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1.34643853837921">
            <text:p>1.3464</text:p>
          </table:table-cell>
          <table:table-cell table:style-name="ce3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7.9630719767644">
            <text:p>27.9631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45725652507709">
            <text:p>1.4573</text:p>
          </table:table-cell>
          <table:table-cell table:style-name="ce3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19960470600452">
            <text:p>1.1996</text:p>
          </table:table-cell>
          <table:table-cell table:style-name="ce3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1.08971020252913">
            <text:p>1.0897</text:p>
          </table:table-cell>
          <table:table-cell table:style-name="ce3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7.28812959183041">
            <text:p>7.2881</text:p>
          </table:table-cell>
          <table:table-cell table:style-name="ce3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3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1.33310746374179">
            <text:p>1.3331</text:p>
          </table:table-cell>
          <table:table-cell table:style-name="ce3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7.6862098779846">
            <text:p>27.6862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44282824265058">
            <text:p>1.4428</text:p>
          </table:table-cell>
          <table:table-cell table:style-name="ce3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18772743168765">
            <text:p>1.1877</text:p>
          </table:table-cell>
          <table:table-cell table:style-name="ce3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1.0789209926031">
            <text:p>1.0789</text:p>
          </table:table-cell>
          <table:table-cell table:style-name="ce3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7.21596989290139">
            <text:p>7.2160</text:p>
          </table:table-cell>
          <table:table-cell table:style-name="ce3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3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1.31990837994237">
            <text:p>1.3199</text:p>
          </table:table-cell>
          <table:table-cell table:style-name="ce3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7.4120889881035">
            <text:p>27.4121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42854281450553">
            <text:p>1.4285</text:p>
          </table:table-cell>
          <table:table-cell table:style-name="ce3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17596775414619">
            <text:p>1.1760</text:p>
          </table:table-cell>
          <table:table-cell table:style-name="ce3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1.06823860653772">
            <text:p>1.0682</text:p>
          </table:table-cell>
          <table:table-cell table:style-name="ce3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7.14452464643702">
            <text:p>7.1445</text:p>
          </table:table-cell>
          <table:table-cell table:style-name="ce3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630701">
            <text:p>63070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1530026">
            <text:p>1530026</text:p>
          </table:table-cell>
          <table:table-cell/>
          <table:table-cell table:style-name="ce6" office:value-type="string">
            <text:p>he</text:p>
          </table:table-cell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2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25.7376955220811">
            <text:p>25.7377</text:p>
          </table:table-cell>
          <table:table-cell table:style-name="ce2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5.19172398943266">
            <text:p>5.1917</text:p>
          </table:table-cell>
          <table:table-cell table:style-name="ce2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6.6403158998896">
            <text:p>36.6403</text:p>
          </table:table-cell>
          <table:table-cell table:style-name="ce2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6.5629923511109">
            <text:p>36.5630</text:p>
          </table:table-cell>
          <table:table-cell table:style-name="ce2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3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3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25.4828668535456">
            <text:p>25.4829</text:p>
          </table:table-cell>
          <table:table-cell table:style-name="ce3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5.1403207816165">
            <text:p>5.1403</text:p>
          </table:table-cell>
          <table:table-cell table:style-name="ce3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6.2775404949402">
            <text:p>36.2775</text:p>
          </table:table-cell>
          <table:table-cell table:style-name="ce3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6.2009825258523">
            <text:p>36.2010</text:p>
          </table:table-cell>
          <table:table-cell table:style-name="ce3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3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3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25.2305612411343">
            <text:p>25.2306</text:p>
          </table:table-cell>
          <table:table-cell table:style-name="ce3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5.08942651645198">
            <text:p>5.0894</text:p>
          </table:table-cell>
          <table:table-cell table:style-name="ce3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5.9183569256834">
            <text:p>35.9184</text:p>
          </table:table-cell>
          <table:table-cell table:style-name="ce3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5.8425569562894">
            <text:p>35.8426</text:p>
          </table:table-cell>
          <table:table-cell table:style-name="ce3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3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3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24.9807537040933">
            <text:p>24.9808</text:p>
          </table:table-cell>
          <table:table-cell table:style-name="ce3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5.03903615490295">
            <text:p>5.0390</text:p>
          </table:table-cell>
          <table:table-cell table:style-name="ce3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5.5627296293895">
            <text:p>35.5627</text:p>
          </table:table-cell>
          <table:table-cell table:style-name="ce3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5.487680154742">
            <text:p>35.4877</text:p>
          </table:table-cell>
          <table:table-cell table:style-name="ce3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3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3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24.7334195090033">
            <text:p>24.7334</text:p>
          </table:table-cell>
          <table:table-cell table:style-name="ce3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4.9891447078247">
            <text:p>4.9891</text:p>
          </table:table-cell>
          <table:table-cell table:style-name="ce3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5.2106233954352">
            <text:p>35.2106</text:p>
          </table:table-cell>
          <table:table-cell table:style-name="ce3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5.1363169848931">
            <text:p>35.1363</text:p>
          </table:table-cell>
          <table:table-cell table:style-name="ce3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3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6.842075426151">
            <text:p>6.8421</text:p>
          </table:table-cell>
          <table:table-cell table:style-name="ce3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24.48853416733">
            <text:p>24.4885</text:p>
          </table:table-cell>
          <table:table-cell table:style-name="ce3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4.93974723547">
            <text:p>4.9397</text:p>
          </table:table-cell>
          <table:table-cell table:style-name="ce3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4.862003361817">
            <text:p>34.8620</text:p>
          </table:table-cell>
          <table:table-cell table:style-name="ce3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4.78843265831">
            <text:p>34.7884</text:p>
          </table:table-cell>
          <table:table-cell table:style-name="ce3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3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3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24.246073433">
            <text:p>24.2461</text:p>
          </table:table-cell>
          <table:table-cell table:style-name="ce3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4.890838847">
            <text:p>4.8908</text:p>
          </table:table-cell>
          <table:table-cell table:style-name="ce3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4.5168350117">
            <text:p>34.5168</text:p>
          </table:table-cell>
          <table:table-cell table:style-name="ce3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34.443992731">
            <text:p>34.4440</text:p>
          </table:table-cell>
          <table:table-cell table:style-name="ce3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3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3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24.0060133">
            <text:p>24.0060</text:p>
          </table:table-cell>
          <table:table-cell table:style-name="ce3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4.8424147">
            <text:p>4.8424</text:p>
          </table:table-cell>
          <table:table-cell table:style-name="ce3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34.17508417">
            <text:p>34.1751</text:p>
          </table:table-cell>
          <table:table-cell table:style-name="ce3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34.1029631">
            <text:p>34.1030</text:p>
          </table:table-cell>
          <table:table-cell table:style-name="ce3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3" table:formula="of:=[.A9]" office:value-type="float" office:value="6.51">
            <text:p>6.5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6.640851">
            <text:p>6.6409</text:p>
          </table:table-cell>
          <table:table-cell table:style-name="ce3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3.76833">
            <text:p>23.7683</text:p>
          </table:table-cell>
          <table:table-cell table:style-name="ce3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4.79447">
            <text:p>4.7945</text:p>
          </table:table-cell>
          <table:table-cell table:style-name="ce3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33.836717">
            <text:p>33.8367</text:p>
          </table:table-cell>
          <table:table-cell table:style-name="ce3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33.76531">
            <text:p>33.7653</text:p>
          </table:table-cell>
          <table:table-cell table:style-name="ce3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3" table:formula="of:=[.A10]" office:value-type="float" office:value="6.51">
            <text:p>6.5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6.5751">
            <text:p>6.5751</text:p>
          </table:table-cell>
          <table:table-cell table:style-name="ce3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3.533">
            <text:p>23.5330</text:p>
          </table:table-cell>
          <table:table-cell table:style-name="ce3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4.747">
            <text:p>4.7470</text:p>
          </table:table-cell>
          <table:table-cell table:style-name="ce3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33.5017">
            <text:p>33.5017</text:p>
          </table:table-cell>
          <table:table-cell table:style-name="ce3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33.431">
            <text:p>33.4310</text:p>
          </table:table-cell>
          <table:table-cell table:style-name="ce3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3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6.51">
            <text:p>6.5100</text:p>
          </table:table-cell>
          <table:table-cell table:style-name="ce3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3.3">
            <text:p>23.3000</text:p>
          </table:table-cell>
          <table:table-cell table:style-name="ce3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4.7">
            <text:p>4.7000</text:p>
          </table:table-cell>
          <table:table-cell table:style-name="ce3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33.17">
            <text:p>33.1700</text:p>
          </table:table-cell>
          <table:table-cell table:style-name="ce3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33.1">
            <text:p>33.1000</text:p>
          </table:table-cell>
          <table:table-cell table:style-name="ce3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2]" office:value-type="float" office:value="6.51">
            <text:p>6.5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6.44554455445545">
            <text:p>6.4455</text:p>
          </table:table-cell>
          <table:table-cell table:style-name="ce3" table:formula="of:=[.D12]" office:value-type="float" office:value="23.3">
            <text:p>23.3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3.0693069306931">
            <text:p>23.0693</text:p>
          </table:table-cell>
          <table:table-cell table:style-name="ce3" table:formula="of:=[.G12]" office:value-type="float" office:value="4.7">
            <text:p>4.70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4.65346534653465">
            <text:p>4.6535</text:p>
          </table:table-cell>
          <table:table-cell table:style-name="ce3" table:formula="of:=[.J12]" office:value-type="float" office:value="33.17">
            <text:p>33.17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32.8415841584158">
            <text:p>32.8416</text:p>
          </table:table-cell>
          <table:table-cell table:style-name="ce3" table:formula="of:=[.M12]" office:value-type="float" office:value="33.1">
            <text:p>33.1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32.7722772277228">
            <text:p>32.7723</text:p>
          </table:table-cell>
          <table:table-cell table:style-name="ce3" table:formula="of:=[.P12]" office:value-type="float" office:value="1.413">
            <text:p>1.413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3" table:formula="of:=[.A13]" office:value-type="float" office:value="6.51">
            <text:p>6.5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6.38172728163906">
            <text:p>6.3817</text:p>
          </table:table-cell>
          <table:table-cell table:style-name="ce3" table:formula="of:=[.D13]" office:value-type="float" office:value="23.3">
            <text:p>23.3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2.8408979511813">
            <text:p>22.8409</text:p>
          </table:table-cell>
          <table:table-cell table:style-name="ce3" table:formula="of:=[.G13]" office:value-type="float" office:value="4.7">
            <text:p>4.70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4.60739143221253">
            <text:p>4.6074</text:p>
          </table:table-cell>
          <table:table-cell table:style-name="ce3" table:formula="of:=[.J13]" office:value-type="float" office:value="33.17">
            <text:p>33.17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32.5164199588276">
            <text:p>32.5164</text:p>
          </table:table-cell>
          <table:table-cell table:style-name="ce3" table:formula="of:=[.M13]" office:value-type="float" office:value="33.1">
            <text:p>33.1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32.4477992353691">
            <text:p>32.4478</text:p>
          </table:table-cell>
          <table:table-cell table:style-name="ce3" table:formula="of:=[.P13]" office:value-type="float" office:value="1.413">
            <text:p>1.413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3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3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2.6147504467141">
            <text:p>22.6148</text:p>
          </table:table-cell>
          <table:table-cell table:style-name="ce3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4.56177369525993">
            <text:p>4.5618</text:p>
          </table:table-cell>
          <table:table-cell table:style-name="ce3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32.19447520676">
            <text:p>32.1945</text:p>
          </table:table-cell>
          <table:table-cell table:style-name="ce3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32.126533896405">
            <text:p>32.1265</text:p>
          </table:table-cell>
          <table:table-cell table:style-name="ce3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3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3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2.3908420264496">
            <text:p>22.3908</text:p>
          </table:table-cell>
          <table:table-cell table:style-name="ce3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4.51660761906924">
            <text:p>4.5166</text:p>
          </table:table-cell>
          <table:table-cell table:style-name="ce3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31.875718026495">
            <text:p>31.8757</text:p>
          </table:table-cell>
          <table:table-cell table:style-name="ce3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31.8084494023812">
            <text:p>31.8084</text:p>
          </table:table-cell>
          <table:table-cell table:style-name="ce3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3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6.19404162631993">
            <text:p>6.1940</text:p>
          </table:table-cell>
          <table:table-cell table:style-name="ce3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2.1691505212372">
            <text:p>22.1692</text:p>
          </table:table-cell>
          <table:table-cell table:style-name="ce3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4.47188873175172">
            <text:p>4.4719</text:p>
          </table:table-cell>
          <table:table-cell table:style-name="ce3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31.5601168579159">
            <text:p>31.5601</text:p>
          </table:table-cell>
          <table:table-cell table:style-name="ce3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31.4935142597834">
            <text:p>31.4935</text:p>
          </table:table-cell>
          <table:table-cell table:style-name="ce3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3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1.949653981423">
            <text:p>21.9497</text:p>
          </table:table-cell>
          <table:table-cell table:style-name="ce3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4.42761260569477">
            <text:p>4.4276</text:p>
          </table:table-cell>
          <table:table-cell table:style-name="ce3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31.247640453382">
            <text:p>31.2476</text:p>
          </table:table-cell>
          <table:table-cell table:style-name="ce3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31.1816972869142">
            <text:p>31.1817</text:p>
          </table:table-cell>
          <table:table-cell table:style-name="ce3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3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3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1.7323306746762">
            <text:p>21.7323</text:p>
          </table:table-cell>
          <table:table-cell table:style-name="ce3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4.38377485712354">
            <text:p>4.3838</text:p>
          </table:table-cell>
          <table:table-cell table:style-name="ce3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30.9382578746357">
            <text:p>30.9383</text:p>
          </table:table-cell>
          <table:table-cell table:style-name="ce3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30.8729676108062">
            <text:p>30.8730</text:p>
          </table:table-cell>
          <table:table-cell table:style-name="ce3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3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3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1.5171590838379">
            <text:p>21.5172</text:p>
          </table:table-cell>
          <table:table-cell table:style-name="ce3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4.34037114566687">
            <text:p>4.3404</text:p>
          </table:table-cell>
          <table:table-cell table:style-name="ce3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30.6319384897383">
            <text:p>30.6319</text:p>
          </table:table-cell>
          <table:table-cell table:style-name="ce3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30.5672946641645">
            <text:p>30.5673</text:p>
          </table:table-cell>
          <table:table-cell table:style-name="ce3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3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3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1.30411790479">
            <text:p>21.3041</text:p>
          </table:table-cell>
          <table:table-cell table:style-name="ce3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4.29739717392759">
            <text:p>4.2974</text:p>
          </table:table-cell>
          <table:table-cell table:style-name="ce3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30.3286519700379">
            <text:p>30.3287</text:p>
          </table:table-cell>
          <table:table-cell table:style-name="ce3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30.2646481823411">
            <text:p>30.2646</text:p>
          </table:table-cell>
          <table:table-cell table:style-name="ce3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3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3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1.0931860443465">
            <text:p>21.0932</text:p>
          </table:table-cell>
          <table:table-cell table:style-name="ce3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4.25484868705702">
            <text:p>4.2548</text:p>
          </table:table-cell>
          <table:table-cell table:style-name="ce3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30.0283682871662">
            <text:p>30.0284</text:p>
          </table:table-cell>
          <table:table-cell table:style-name="ce3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9.9649982003377">
            <text:p>29.9650</text:p>
          </table:table-cell>
          <table:table-cell table:style-name="ce3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2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36.4414839173156">
            <text:p>36.4415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3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3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36.0806771458571">
            <text:p>36.0807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3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3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35.7234427186704">
            <text:p>35.7234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3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3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35.3697452660103">
            <text:p>35.369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3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3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35.019549768327">
            <text:p>35.0195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3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6.852585526652">
            <text:p>6.8526</text:p>
          </table:table-cell>
          <table:table-cell table:style-name="ce3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34.672821552799">
            <text:p>34.6728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3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3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34.3295262899">
            <text:p>34.3295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3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3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3.98962999">
            <text:p>33.989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3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3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3.653099">
            <text:p>33.6531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3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3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3.3199">
            <text:p>33.3199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3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6.52">
            <text:p>6.5200</text:p>
          </table:table-cell>
          <table:table-cell table:style-name="ce3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2.99">
            <text:p>32.990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3" table:formula="of:=[.A35]" office:value-type="float" office:value="6.52">
            <text:p>6.5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6.45544554455446">
            <text:p>6.4554</text:p>
          </table:table-cell>
          <table:table-cell table:style-name="ce3" table:formula="of:=[.D35]" office:value-type="float" office:value="32.99">
            <text:p>32.99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2.6633663366337">
            <text:p>32.6634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1.417">
            <text:p>1.417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3" table:formula="of:=[.A36]" office:value-type="float" office:value="6.52">
            <text:p>6.5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6.39153024213312">
            <text:p>6.3915</text:p>
          </table:table-cell>
          <table:table-cell table:style-name="ce3" table:formula="of:=[.D36]" office:value-type="float" office:value="32.99">
            <text:p>32.99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2.3399666699343">
            <text:p>32.340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1.417">
            <text:p>1.417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3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3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2.019768980133">
            <text:p>32.0198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3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3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1.7027415644881">
            <text:p>31.7027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3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6.203556283196">
            <text:p>6.2036</text:p>
          </table:table-cell>
          <table:table-cell table:style-name="ce3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1.3888530341466">
            <text:p>31.3889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3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3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1.0780723110363">
            <text:p>31.0781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3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3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0.7703686247884">
            <text:p>30.7704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3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3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0.4657115096915">
            <text:p>30.4657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3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3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0.1640708016747">
            <text:p>30.1641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3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3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29.8654166353215">
            <text:p>29.8654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2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32.3101971682777">
            <text:p>32.3102</text:p>
          </table:table-cell>
          <table:table-cell table:style-name="ce2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40.6942791001488">
            <text:p>40.6943</text:p>
          </table:table-cell>
          <table:table-cell table:style-name="ce2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1.9235794243838">
            <text:p>31.9236</text:p>
          </table:table-cell>
          <table:table-cell table:style-name="ce2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1.7026549993016">
            <text:p>31.7027</text:p>
          </table:table-cell>
          <table:table-cell table:style-name="ce2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107811769907">
            <text:p>32.2108</text:p>
          </table:table-cell>
          <table:table-cell table:style-name="ce2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96.124217353283">
            <text:p>96.1242</text:p>
          </table:table-cell>
          <table:table-cell table:style-name="ce2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26.62139322241">
            <text:p>26.6214</text:p>
          </table:table-cell>
          <table:table-cell table:style-name="ce2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3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31.9902942260176">
            <text:p>31.9903</text:p>
          </table:table-cell>
          <table:table-cell table:style-name="ce3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40.2913654456919">
            <text:p>40.2914</text:p>
          </table:table-cell>
          <table:table-cell table:style-name="ce3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1.607504380578">
            <text:p>31.6075</text:p>
          </table:table-cell>
          <table:table-cell table:style-name="ce3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1.3887673260412">
            <text:p>31.3888</text:p>
          </table:table-cell>
          <table:table-cell table:style-name="ce3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891862551476">
            <text:p>31.8919</text:p>
          </table:table-cell>
          <table:table-cell table:style-name="ce3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95.1724924289931">
            <text:p>95.1725</text:p>
          </table:table-cell>
          <table:table-cell table:style-name="ce3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26.3578150716931">
            <text:p>26.3578</text:p>
          </table:table-cell>
          <table:table-cell table:style-name="ce3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3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31.6735586396213">
            <text:p>31.6736</text:p>
          </table:table-cell>
          <table:table-cell table:style-name="ce3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39.8924410353385">
            <text:p>39.8924</text:p>
          </table:table-cell>
          <table:table-cell table:style-name="ce3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1.2945587926515">
            <text:p>31.2946</text:p>
          </table:table-cell>
          <table:table-cell table:style-name="ce3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1.0779874515259">
            <text:p>31.0780</text:p>
          </table:table-cell>
          <table:table-cell table:style-name="ce3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5761015361148">
            <text:p>31.5761</text:p>
          </table:table-cell>
          <table:table-cell table:style-name="ce3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94.2301905237555">
            <text:p>94.2302</text:p>
          </table:table-cell>
          <table:table-cell table:style-name="ce3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26.0968466056367">
            <text:p>26.0968</text:p>
          </table:table-cell>
          <table:table-cell table:style-name="ce3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3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31.35995904913">
            <text:p>31.3600</text:p>
          </table:table-cell>
          <table:table-cell table:style-name="ce3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39.4974663716223">
            <text:p>39.4975</text:p>
          </table:table-cell>
          <table:table-cell table:style-name="ce3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0.9847116758926">
            <text:p>30.9847</text:p>
          </table:table-cell>
          <table:table-cell table:style-name="ce3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0.7702846054712">
            <text:p>30.7703</text:p>
          </table:table-cell>
          <table:table-cell table:style-name="ce3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2634668674404">
            <text:p>31.2635</text:p>
          </table:table-cell>
          <table:table-cell table:style-name="ce3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93.297218340352">
            <text:p>93.2972</text:p>
          </table:table-cell>
          <table:table-cell table:style-name="ce3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25.8384619857789">
            <text:p>25.8385</text:p>
          </table:table-cell>
          <table:table-cell table:style-name="ce3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3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31.0494644050793">
            <text:p>31.0495</text:p>
          </table:table-cell>
          <table:table-cell table:style-name="ce3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39.1064023481409">
            <text:p>39.1064</text:p>
          </table:table-cell>
          <table:table-cell table:style-name="ce3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0.6779323523689">
            <text:p>30.6779</text:p>
          </table:table-cell>
          <table:table-cell table:style-name="ce3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0.4656283222487">
            <text:p>30.4656</text:p>
          </table:table-cell>
          <table:table-cell table:style-name="ce3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0.9539275915252">
            <text:p>30.9539</text:p>
          </table:table-cell>
          <table:table-cell table:style-name="ce3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92.373483505299">
            <text:p>92.3735</text:p>
          </table:table-cell>
          <table:table-cell table:style-name="ce3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25.5826356294841">
            <text:p>25.5826</text:p>
          </table:table-cell>
          <table:table-cell table:style-name="ce3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13.8">
            <text:p>13.8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14.50393869138">
            <text:p>14.5039</text:p>
          </table:table-cell>
          <table:table-cell table:style-name="ce3" table:formula="of:=[.D6]" office:value-type="float" office:value="29.25">
            <text:p>29.25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30.742043965425">
            <text:p>30.7420</text:p>
          </table:table-cell>
          <table:table-cell table:style-name="ce3" table:formula="of:=[.G6]" office:value-type="float" office:value="36.84">
            <text:p>36.84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38.719210245684">
            <text:p>38.7192</text:p>
          </table:table-cell>
          <table:table-cell table:style-name="ce3" table:formula="of:=[.J6]" office:value-type="float" office:value="28.9">
            <text:p>28.9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0.37419044789">
            <text:p>30.3742</text:p>
          </table:table-cell>
          <table:table-cell table:style-name="ce3" table:formula="of:=[.M6]" office:value-type="float" office:value="28.7">
            <text:p>28.7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0.16398843787">
            <text:p>30.1640</text:p>
          </table:table-cell>
          <table:table-cell table:style-name="ce3" table:formula="of:=[.P6]" office:value-type="float" office:value="29.16">
            <text:p>29.16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647453060916">
            <text:p>30.6475</text:p>
          </table:table-cell>
          <table:table-cell table:style-name="ce3" table:formula="of:=[.S6]" office:value-type="float" office:value="87.02">
            <text:p>87.02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91.458894559702">
            <text:p>91.4589</text:p>
          </table:table-cell>
          <table:table-cell table:style-name="ce3" table:formula="of:=[.V6]" office:value-type="float" office:value="24.1">
            <text:p>24.10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25.32934220741">
            <text:p>25.3293</text:p>
          </table:table-cell>
          <table:table-cell table:style-name="ce3" table:formula="of:=[.Y6]" office:value-type="float" office:value="34.04">
            <text:p>34.04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35.776382105404">
            <text:p>35.7764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3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30.4376672925">
            <text:p>30.4377</text:p>
          </table:table-cell>
          <table:table-cell table:style-name="ce3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38.3358517284">
            <text:p>38.3359</text:p>
          </table:table-cell>
          <table:table-cell table:style-name="ce3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0.073455889">
            <text:p>30.0735</text:p>
          </table:table-cell>
          <table:table-cell table:style-name="ce3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29.865335087">
            <text:p>29.8653</text:p>
          </table:table-cell>
          <table:table-cell table:style-name="ce3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440129316">
            <text:p>30.3440</text:p>
          </table:table-cell>
          <table:table-cell table:style-name="ce3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90.5533609502">
            <text:p>90.5534</text:p>
          </table:table-cell>
          <table:table-cell table:style-name="ce3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25.078556641">
            <text:p>25.0786</text:p>
          </table:table-cell>
          <table:table-cell table:style-name="ce3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3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30.13630425">
            <text:p>30.1363</text:p>
          </table:table-cell>
          <table:table-cell table:style-name="ce3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37.95628884">
            <text:p>37.9563</text:p>
          </table:table-cell>
          <table:table-cell table:style-name="ce3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29.7756989">
            <text:p>29.7757</text:p>
          </table:table-cell>
          <table:table-cell table:style-name="ce3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29.5696387">
            <text:p>29.5696</text:p>
          </table:table-cell>
          <table:table-cell table:style-name="ce3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4357716">
            <text:p>30.0436</text:p>
          </table:table-cell>
          <table:table-cell table:style-name="ce3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89.65679302">
            <text:p>89.6568</text:p>
          </table:table-cell>
          <table:table-cell table:style-name="ce3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24.8302541">
            <text:p>24.8303</text:p>
          </table:table-cell>
          <table:table-cell table:style-name="ce3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13.8">
            <text:p>13.8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14.07738">
            <text:p>14.0774</text:p>
          </table:table-cell>
          <table:table-cell table:style-name="ce3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9.837925">
            <text:p>29.8379</text:p>
          </table:table-cell>
          <table:table-cell table:style-name="ce3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37.580484">
            <text:p>37.5805</text:p>
          </table:table-cell>
          <table:table-cell table:style-name="ce3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29.48089">
            <text:p>29.4809</text:p>
          </table:table-cell>
          <table:table-cell table:style-name="ce3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29.27687">
            <text:p>29.2769</text:p>
          </table:table-cell>
          <table:table-cell table:style-name="ce3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46116">
            <text:p>29.7461</text:p>
          </table:table-cell>
          <table:table-cell table:style-name="ce3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88.769102">
            <text:p>88.7691</text:p>
          </table:table-cell>
          <table:table-cell table:style-name="ce3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24.58441">
            <text:p>24.5844</text:p>
          </table:table-cell>
          <table:table-cell table:style-name="ce3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13.8">
            <text:p>13.8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13.938">
            <text:p>13.9380</text:p>
          </table:table-cell>
          <table:table-cell table:style-name="ce3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9.5425">
            <text:p>29.5425</text:p>
          </table:table-cell>
          <table:table-cell table:style-name="ce3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37.2084">
            <text:p>37.2084</text:p>
          </table:table-cell>
          <table:table-cell table:style-name="ce3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29.189">
            <text:p>29.1890</text:p>
          </table:table-cell>
          <table:table-cell table:style-name="ce3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28.987">
            <text:p>28.9870</text:p>
          </table:table-cell>
          <table:table-cell table:style-name="ce3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4516">
            <text:p>29.4516</text:p>
          </table:table-cell>
          <table:table-cell table:style-name="ce3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87.8902">
            <text:p>87.8902</text:p>
          </table:table-cell>
          <table:table-cell table:style-name="ce3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24.341">
            <text:p>24.3410</text:p>
          </table:table-cell>
          <table:table-cell table:style-name="ce3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13.8">
            <text:p>13.8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13.8">
            <text:p>13.8000</text:p>
          </table:table-cell>
          <table:table-cell table:style-name="ce3" table:formula="of:=[.D11]" office:value-type="float" office:value="29.25">
            <text:p>29.25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9.25">
            <text:p>29.2500</text:p>
          </table:table-cell>
          <table:table-cell table:style-name="ce3" table:formula="of:=[.G11]" office:value-type="float" office:value="36.84">
            <text:p>36.84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36.84">
            <text:p>36.8400</text:p>
          </table:table-cell>
          <table:table-cell table:style-name="ce3" table:formula="of:=[.J11]" office:value-type="float" office:value="28.9">
            <text:p>28.9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28.9">
            <text:p>28.9000</text:p>
          </table:table-cell>
          <table:table-cell table:style-name="ce3" table:formula="of:=[.M11]" office:value-type="float" office:value="28.7">
            <text:p>28.7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28.7">
            <text:p>28.7000</text:p>
          </table:table-cell>
          <table:table-cell table:style-name="ce3" table:formula="of:=[.P11]" office:value-type="float" office:value="29.16">
            <text:p>29.16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16">
            <text:p>29.1600</text:p>
          </table:table-cell>
          <table:table-cell table:style-name="ce3" table:formula="of:=[.S11]" office:value-type="float" office:value="87.02">
            <text:p>87.02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87.02">
            <text:p>87.0200</text:p>
          </table:table-cell>
          <table:table-cell table:style-name="ce3" table:formula="of:=[.V11]" office:value-type="float" office:value="24.1">
            <text:p>24.10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24.1">
            <text:p>24.1000</text:p>
          </table:table-cell>
          <table:table-cell table:style-name="ce3" table:formula="of:=[.Y11]" office:value-type="float" office:value="34.04">
            <text:p>34.04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34.04">
            <text:p>34.04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13.8">
            <text:p>13.8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13.6633663366337">
            <text:p>13.6634</text:p>
          </table:table-cell>
          <table:table-cell table:style-name="ce3" table:formula="of:=[.D12]" office:value-type="float" office:value="29.25">
            <text:p>29.25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8.960396039604">
            <text:p>28.9604</text:p>
          </table:table-cell>
          <table:table-cell table:style-name="ce3" table:formula="of:=[.G12]" office:value-type="float" office:value="36.84">
            <text:p>36.84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36.4752475247525">
            <text:p>36.4752</text:p>
          </table:table-cell>
          <table:table-cell table:style-name="ce3" table:formula="of:=[.J12]" office:value-type="float" office:value="28.9">
            <text:p>28.9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28.6138613861386">
            <text:p>28.6139</text:p>
          </table:table-cell>
          <table:table-cell table:style-name="ce3" table:formula="of:=[.M12]" office:value-type="float" office:value="28.7">
            <text:p>28.7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28.4158415841584">
            <text:p>28.4158</text:p>
          </table:table-cell>
          <table:table-cell table:style-name="ce3" table:formula="of:=[.P12]" office:value-type="float" office:value="29.16">
            <text:p>29.16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8712871287129">
            <text:p>28.8713</text:p>
          </table:table-cell>
          <table:table-cell table:style-name="ce3" table:formula="of:=[.S12]" office:value-type="float" office:value="87.02">
            <text:p>87.02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86.1584158415842">
            <text:p>86.1584</text:p>
          </table:table-cell>
          <table:table-cell table:style-name="ce3" table:formula="of:=[.V12]" office:value-type="float" office:value="24.1">
            <text:p>24.10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23.8613861386139">
            <text:p>23.8614</text:p>
          </table:table-cell>
          <table:table-cell table:style-name="ce3" table:formula="of:=[.Y12]" office:value-type="float" office:value="34.04">
            <text:p>34.04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13.8">
            <text:p>13.8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13.5280854818155">
            <text:p>13.5281</text:p>
          </table:table-cell>
          <table:table-cell table:style-name="ce3" table:formula="of:=[.D13]" office:value-type="float" office:value="29.25">
            <text:p>29.25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8.6736594451524">
            <text:p>28.6737</text:p>
          </table:table-cell>
          <table:table-cell table:style-name="ce3" table:formula="of:=[.G13]" office:value-type="float" office:value="36.84">
            <text:p>36.84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36.114106460151">
            <text:p>36.1141</text:p>
          </table:table-cell>
          <table:table-cell table:style-name="ce3" table:formula="of:=[.J13]" office:value-type="float" office:value="28.9">
            <text:p>28.9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28.33055582786">
            <text:p>28.3306</text:p>
          </table:table-cell>
          <table:table-cell table:style-name="ce3" table:formula="of:=[.M13]" office:value-type="float" office:value="28.7">
            <text:p>28.7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28.1344966179786">
            <text:p>28.1345</text:p>
          </table:table-cell>
          <table:table-cell table:style-name="ce3" table:formula="of:=[.P13]" office:value-type="float" office:value="29.16">
            <text:p>29.16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5854328007058">
            <text:p>28.5854</text:p>
          </table:table-cell>
          <table:table-cell table:style-name="ce3" table:formula="of:=[.S13]" office:value-type="float" office:value="87.02">
            <text:p>87.02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85.3053622193903">
            <text:p>85.3054</text:p>
          </table:table-cell>
          <table:table-cell table:style-name="ce3" table:formula="of:=[.V13]" office:value-type="float" office:value="24.1">
            <text:p>24.10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23.6251347907068">
            <text:p>23.6251</text:p>
          </table:table-cell>
          <table:table-cell table:style-name="ce3" table:formula="of:=[.Y13]" office:value-type="float" office:value="34.04">
            <text:p>34.04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3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8.3897618268836">
            <text:p>28.3898</text:p>
          </table:table-cell>
          <table:table-cell table:style-name="ce3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35.7565410496544">
            <text:p>35.7565</text:p>
          </table:table-cell>
          <table:table-cell table:style-name="ce3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28.0500552751089">
            <text:p>28.0501</text:p>
          </table:table-cell>
          <table:table-cell table:style-name="ce3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27.8559372455234">
            <text:p>27.8559</text:p>
          </table:table-cell>
          <table:table-cell table:style-name="ce3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024087135701">
            <text:p>28.3024</text:p>
          </table:table-cell>
          <table:table-cell table:style-name="ce3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84.4607546726636">
            <text:p>84.4608</text:p>
          </table:table-cell>
          <table:table-cell table:style-name="ce3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23.3912225650562">
            <text:p>23.3912</text:p>
          </table:table-cell>
          <table:table-cell table:style-name="ce3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3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8.1086750761224">
            <text:p>28.1087</text:p>
          </table:table-cell>
          <table:table-cell table:style-name="ce3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35.4025158907469">
            <text:p>35.4025</text:p>
          </table:table-cell>
          <table:table-cell table:style-name="ce3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27.7723319555534">
            <text:p>27.7723</text:p>
          </table:table-cell>
          <table:table-cell table:style-name="ce3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27.5801358866568">
            <text:p>27.5801</text:p>
          </table:table-cell>
          <table:table-cell table:style-name="ce3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221868451189">
            <text:p>28.0222</text:p>
          </table:table-cell>
          <table:table-cell table:style-name="ce3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83.6245095768947">
            <text:p>83.6245</text:p>
          </table:table-cell>
          <table:table-cell table:style-name="ce3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23.1596263020359">
            <text:p>23.1596</text:p>
          </table:table-cell>
          <table:table-cell table:style-name="ce3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13.8">
            <text:p>13.8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13.1302264889731">
            <text:p>13.1302</text:p>
          </table:table-cell>
          <table:table-cell table:style-name="ce3" table:formula="of:=[.D16]" office:value-type="float" office:value="29.25">
            <text:p>29.25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7.8303713624974">
            <text:p>27.8304</text:p>
          </table:table-cell>
          <table:table-cell table:style-name="ce3" table:formula="of:=[.G16]" office:value-type="float" office:value="36.84">
            <text:p>36.84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35.0519959314326">
            <text:p>35.0520</text:p>
          </table:table-cell>
          <table:table-cell table:style-name="ce3" table:formula="of:=[.J16]" office:value-type="float" office:value="28.9">
            <text:p>28.9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27.497358371835">
            <text:p>27.4974</text:p>
          </table:table-cell>
          <table:table-cell table:style-name="ce3" table:formula="of:=[.M16]" office:value-type="float" office:value="28.7">
            <text:p>28.7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27.3070652343137">
            <text:p>27.3071</text:p>
          </table:table-cell>
          <table:table-cell table:style-name="ce3" table:formula="of:=[.P16]" office:value-type="float" office:value="29.16">
            <text:p>29.16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447394506128">
            <text:p>27.7447</text:p>
          </table:table-cell>
          <table:table-cell table:style-name="ce3" table:formula="of:=[.S16]" office:value-type="float" office:value="87.02">
            <text:p>87.02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82.7965441355393">
            <text:p>82.7965</text:p>
          </table:table-cell>
          <table:table-cell table:style-name="ce3" table:formula="of:=[.V16]" office:value-type="float" office:value="24.1">
            <text:p>24.10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22.9303230713226">
            <text:p>22.9303</text:p>
          </table:table-cell>
          <table:table-cell table:style-name="ce3" table:formula="of:=[.Y16]" office:value-type="float" office:value="34.04">
            <text:p>34.04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32.3878920061337">
            <text:p>32.3879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3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7.5548231311855">
            <text:p>27.5548</text:p>
          </table:table-cell>
          <table:table-cell table:style-name="ce3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34.704946466765">
            <text:p>34.7049</text:p>
          </table:table-cell>
          <table:table-cell table:style-name="ce3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27.2251072988466">
            <text:p>27.2251</text:p>
          </table:table-cell>
          <table:table-cell table:style-name="ce3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27.0366982517957">
            <text:p>27.0367</text:p>
          </table:table-cell>
          <table:table-cell table:style-name="ce3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4700390600127">
            <text:p>27.4700</text:p>
          </table:table-cell>
          <table:table-cell table:style-name="ce3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81.9767763718211">
            <text:p>81.9768</text:p>
          </table:table-cell>
          <table:table-cell table:style-name="ce3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22.7032901696264">
            <text:p>22.7033</text:p>
          </table:table-cell>
          <table:table-cell table:style-name="ce3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3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7.2820031001837">
            <text:p>27.2820</text:p>
          </table:table-cell>
          <table:table-cell table:style-name="ce3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34.3613331354109">
            <text:p>34.3613</text:p>
          </table:table-cell>
          <table:table-cell table:style-name="ce3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26.9555517810362">
            <text:p>26.9556</text:p>
          </table:table-cell>
          <table:table-cell table:style-name="ce3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26.7690081700948">
            <text:p>26.7690</text:p>
          </table:table-cell>
          <table:table-cell table:style-name="ce3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1980584752601">
            <text:p>27.1981</text:p>
          </table:table-cell>
          <table:table-cell table:style-name="ce3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81.1651251206149">
            <text:p>81.1651</text:p>
          </table:table-cell>
          <table:table-cell table:style-name="ce3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22.478505118442">
            <text:p>22.4785</text:p>
          </table:table-cell>
          <table:table-cell table:style-name="ce3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3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7.0118842576076">
            <text:p>27.0119</text:p>
          </table:table-cell>
          <table:table-cell table:style-name="ce3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34.0211219162484">
            <text:p>34.0211</text:p>
          </table:table-cell>
          <table:table-cell table:style-name="ce3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26.6886651297388">
            <text:p>26.6887</text:p>
          </table:table-cell>
          <table:table-cell table:style-name="ce3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26.5039684852424">
            <text:p>26.5040</text:p>
          </table:table-cell>
          <table:table-cell table:style-name="ce3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287707675842">
            <text:p>26.9288</text:p>
          </table:table-cell>
          <table:table-cell table:style-name="ce3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80.3615100204108">
            <text:p>80.3615</text:p>
          </table:table-cell>
          <table:table-cell table:style-name="ce3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22.2559456618237">
            <text:p>22.2559</text:p>
          </table:table-cell>
          <table:table-cell table:style-name="ce3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3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6.7444398590175">
            <text:p>26.7444</text:p>
          </table:table-cell>
          <table:table-cell table:style-name="ce3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33.6842791249984">
            <text:p>33.6843</text:p>
          </table:table-cell>
          <table:table-cell table:style-name="ce3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26.4244209205335">
            <text:p>26.4244</text:p>
          </table:table-cell>
          <table:table-cell table:style-name="ce3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26.2415529556855">
            <text:p>26.2416</text:p>
          </table:table-cell>
          <table:table-cell table:style-name="ce3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6621492748359">
            <text:p>26.6621</text:p>
          </table:table-cell>
          <table:table-cell table:style-name="ce3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79.5658515053573">
            <text:p>79.5659</text:p>
          </table:table-cell>
          <table:table-cell table:style-name="ce3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22.0355897641819">
            <text:p>22.0356</text:p>
          </table:table-cell>
          <table:table-cell table:style-name="ce3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3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6.4796434247698">
            <text:p>26.4796</text:p>
          </table:table-cell>
          <table:table-cell table:style-name="ce3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33.3507714108895">
            <text:p>33.3508</text:p>
          </table:table-cell>
          <table:table-cell table:style-name="ce3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26.1627929906272">
            <text:p>26.1628</text:p>
          </table:table-cell>
          <table:table-cell table:style-name="ce3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5.9817355996886">
            <text:p>25.9817</text:p>
          </table:table-cell>
          <table:table-cell table:style-name="ce3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3981675988474">
            <text:p>26.3982</text:p>
          </table:table-cell>
          <table:table-cell table:style-name="ce3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78.7780707973834">
            <text:p>78.7781</text:p>
          </table:table-cell>
          <table:table-cell table:style-name="ce3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21.8174156081009">
            <text:p>21.8174</text:p>
          </table:table-cell>
          <table:table-cell table:style-name="ce3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2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61053905884954">
            <text:p>1.6105</text:p>
          </table:table-cell>
          <table:table-cell table:style-name="ce2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3.4479579574513">
            <text:p>33.4480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74309371389888">
            <text:p>1.7431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43490414090915">
            <text:p>1.4349</text:p>
          </table:table-cell>
          <table:table-cell table:style-name="ce2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1.36531294700825">
            <text:p>1.3653</text:p>
          </table:table-cell>
          <table:table-cell table:style-name="ce2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67902563062503">
            <text:p>1.6790</text:p>
          </table:table-cell>
          <table:table-cell table:style-name="ce2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6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3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1.5945931275738">
            <text:p>1.5946</text:p>
          </table:table-cell>
          <table:table-cell table:style-name="ce3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3.1167900568825">
            <text:p>33.1168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72583536029592">
            <text:p>1.7258</text:p>
          </table:table-cell>
          <table:table-cell table:style-name="ce3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42069716921698">
            <text:p>1.4207</text:p>
          </table:table-cell>
          <table:table-cell table:style-name="ce3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1.35179499703787">
            <text:p>1.3518</text:p>
          </table:table-cell>
          <table:table-cell table:style-name="ce3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66240161448023">
            <text:p>1.6624</text:p>
          </table:table-cell>
          <table:table-cell table:style-name="ce3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6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3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1.57880507680574">
            <text:p>1.5788</text:p>
          </table:table-cell>
          <table:table-cell table:style-name="ce3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2.7889010464183">
            <text:p>32.7889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70874788148111">
            <text:p>1.7087</text:p>
          </table:table-cell>
          <table:table-cell table:style-name="ce3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40663086061088">
            <text:p>1.4066</text:p>
          </table:table-cell>
          <table:table-cell table:style-name="ce3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1.33841088815631">
            <text:p>1.3384</text:p>
          </table:table-cell>
          <table:table-cell table:style-name="ce3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64594219255468">
            <text:p>1.6459</text:p>
          </table:table-cell>
          <table:table-cell table:style-name="ce3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6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3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1.56317334337202">
            <text:p>1.5632</text:p>
          </table:table-cell>
          <table:table-cell table:style-name="ce3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2.4642584618003">
            <text:p>32.4643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69182958562486">
            <text:p>1.6918</text:p>
          </table:table-cell>
          <table:table-cell table:style-name="ce3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39270382238701">
            <text:p>1.3927</text:p>
          </table:table-cell>
          <table:table-cell table:style-name="ce3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1.32515929520426">
            <text:p>1.3252</text:p>
          </table:table-cell>
          <table:table-cell table:style-name="ce3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62964573520266">
            <text:p>1.6296</text:p>
          </table:table-cell>
          <table:table-cell table:style-name="ce3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6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3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1.54769637957626">
            <text:p>1.5477</text:p>
          </table:table-cell>
          <table:table-cell table:style-name="ce3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2.1428301601983">
            <text:p>32.1428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67507879764838">
            <text:p>1.6751</text:p>
          </table:table-cell>
          <table:table-cell table:style-name="ce3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3789146756307">
            <text:p>1.3789</text:p>
          </table:table-cell>
          <table:table-cell table:style-name="ce3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1.31203890614284">
            <text:p>1.3120</text:p>
          </table:table-cell>
          <table:table-cell table:style-name="ce3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61351062891352">
            <text:p>1.6135</text:p>
          </table:table-cell>
          <table:table-cell table:style-name="ce3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6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.32">
            <text:p>1.3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.387333266132">
            <text:p>1.3873</text:p>
          </table:table-cell>
          <table:table-cell table:style-name="ce3" table:formula="of:=[.D29]" office:value-type="float" office:value="1.458">
            <text:p>1.458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1.5323726530458">
            <text:p>1.5324</text:p>
          </table:table-cell>
          <table:table-cell table:style-name="ce3" table:formula="of:=[.G29]" office:value-type="float" office:value="30.28">
            <text:p>30.28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1.824584317028">
            <text:p>31.8246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578">
            <text:p>1.578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6584938590578">
            <text:p>1.6585</text:p>
          </table:table-cell>
          <table:table-cell table:style-name="ce3" table:formula="of:=[.P29]" office:value-type="float" office:value="1.299">
            <text:p>1.299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3652620550799">
            <text:p>1.3653</text:p>
          </table:table-cell>
          <table:table-cell table:style-name="ce3" table:formula="of:=[.S29]" office:value-type="float" office:value="1.236">
            <text:p>1.236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1.2990484219236">
            <text:p>1.2990</text:p>
          </table:table-cell>
          <table:table-cell table:style-name="ce3" table:formula="of:=[.V29]" office:value-type="float" office:value="1.52">
            <text:p>1.520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597535276152">
            <text:p>1.5975</text:p>
          </table:table-cell>
          <table:table-cell table:style-name="ce3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6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3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1.51720064658">
            <text:p>1.5172</text:p>
          </table:table-cell>
          <table:table-cell table:style-name="ce3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31.5094894228">
            <text:p>31.509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64207312778">
            <text:p>1.6421</text:p>
          </table:table-cell>
          <table:table-cell table:style-name="ce3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35174460899">
            <text:p>1.3517</text:p>
          </table:table-cell>
          <table:table-cell table:style-name="ce3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1.28618655636">
            <text:p>1.2862</text:p>
          </table:table-cell>
          <table:table-cell table:style-name="ce3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5817180952">
            <text:p>1.5817</text:p>
          </table:table-cell>
          <table:table-cell table:style-name="ce3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6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3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1.502178858">
            <text:p>1.5022</text:p>
          </table:table-cell>
          <table:table-cell table:style-name="ce3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31.19751428">
            <text:p>31.1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625814978">
            <text:p>1.6258</text:p>
          </table:table-cell>
          <table:table-cell table:style-name="ce3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338360999">
            <text:p>1.3384</text:p>
          </table:table-cell>
          <table:table-cell table:style-name="ce3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1.273452036">
            <text:p>1.2735</text:p>
          </table:table-cell>
          <table:table-cell table:style-name="ce3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56605752">
            <text:p>1.5661</text:p>
          </table:table-cell>
          <table:table-cell table:style-name="ce3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6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3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1.4873058">
            <text:p>1.4873</text:p>
          </table:table-cell>
          <table:table-cell table:style-name="ce3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30.888628">
            <text:p>30.8886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6097178">
            <text:p>1.6097</text:p>
          </table:table-cell>
          <table:table-cell table:style-name="ce3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3251099">
            <text:p>1.3251</text:p>
          </table:table-cell>
          <table:table-cell table:style-name="ce3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1.2608436">
            <text:p>1.2608</text:p>
          </table:table-cell>
          <table:table-cell table:style-name="ce3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550552">
            <text:p>1.5506</text:p>
          </table:table-cell>
          <table:table-cell table:style-name="ce3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6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3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1.47258">
            <text:p>1.4726</text:p>
          </table:table-cell>
          <table:table-cell table:style-name="ce3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30.5828">
            <text:p>30.5828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59378">
            <text:p>1.5938</text:p>
          </table:table-cell>
          <table:table-cell table:style-name="ce3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31199">
            <text:p>1.3120</text:p>
          </table:table-cell>
          <table:table-cell table:style-name="ce3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1.24836">
            <text:p>1.2484</text:p>
          </table:table-cell>
          <table:table-cell table:style-name="ce3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5352">
            <text:p>1.5352</text:p>
          </table:table-cell>
          <table:table-cell table:style-name="ce3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6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.32">
            <text:p>1.3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.32">
            <text:p>1.3200</text:p>
          </table:table-cell>
          <table:table-cell table:style-name="ce3" table:formula="of:=[.D34]" office:value-type="float" office:value="1.458">
            <text:p>1.458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1.458">
            <text:p>1.4580</text:p>
          </table:table-cell>
          <table:table-cell table:style-name="ce3" table:formula="of:=[.G34]" office:value-type="float" office:value="30.28">
            <text:p>30.28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30.28">
            <text:p>30.28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578">
            <text:p>1.578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578">
            <text:p>1.5780</text:p>
          </table:table-cell>
          <table:table-cell table:style-name="ce3" table:formula="of:=[.P34]" office:value-type="float" office:value="1.299">
            <text:p>1.299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299">
            <text:p>1.2990</text:p>
          </table:table-cell>
          <table:table-cell table:style-name="ce3" table:formula="of:=[.S34]" office:value-type="float" office:value="1.236">
            <text:p>1.236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1.236">
            <text:p>1.2360</text:p>
          </table:table-cell>
          <table:table-cell table:style-name="ce3" table:formula="of:=[.V34]" office:value-type="float" office:value="1.52">
            <text:p>1.520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52">
            <text:p>1.5200</text:p>
          </table:table-cell>
          <table:table-cell table:style-name="ce3" table:formula="of:=[.Y34]" office:value-type="float" office:value="1.705">
            <text:p>1.705</text:p>
          </table:table-cell>
          <table:table-cell table:style-name="ce1" office:value-type="float" office:value="0">
            <text:p>0</text:p>
          </table:table-cell>
          <table:table-cell table:style-name="ce7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.32">
            <text:p>1.3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.30693069306931">
            <text:p>1.3069</text:p>
          </table:table-cell>
          <table:table-cell table:style-name="ce3" table:formula="of:=[.D35]" office:value-type="float" office:value="1.458">
            <text:p>1.458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1.44356435643564">
            <text:p>1.4436</text:p>
          </table:table-cell>
          <table:table-cell table:style-name="ce3" table:formula="of:=[.G35]" office:value-type="float" office:value="30.28">
            <text:p>30.28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9.980198019802">
            <text:p>29.9802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578">
            <text:p>1.578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56237623762376">
            <text:p>1.5624</text:p>
          </table:table-cell>
          <table:table-cell table:style-name="ce3" table:formula="of:=[.P35]" office:value-type="float" office:value="1.299">
            <text:p>1.299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28613861386139">
            <text:p>1.2861</text:p>
          </table:table-cell>
          <table:table-cell table:style-name="ce3" table:formula="of:=[.S35]" office:value-type="float" office:value="1.236">
            <text:p>1.236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1.22376237623762">
            <text:p>1.2238</text:p>
          </table:table-cell>
          <table:table-cell table:style-name="ce3" table:formula="of:=[.V35]" office:value-type="float" office:value="1.52">
            <text:p>1.520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50495049504951">
            <text:p>1.5050</text:p>
          </table:table-cell>
          <table:table-cell table:style-name="ce3" table:formula="of:=[.Y35]" office:value-type="float" office:value="1.705">
            <text:p>1.705</text:p>
          </table:table-cell>
          <table:table-cell table:style-name="ce5" table:formula="of:=[.Z35]-0.5" office:value-type="float" office:value="-0.5">
            <text:p>-0.5</text:p>
          </table:table-cell>
          <table:table-cell table:style-name="ce9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.32">
            <text:p>1.3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.29399078521714">
            <text:p>1.2940</text:p>
          </table:table-cell>
          <table:table-cell table:style-name="ce3" table:formula="of:=[.D36]" office:value-type="float" office:value="1.458">
            <text:p>1.458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1.42927164003529">
            <text:p>1.4293</text:p>
          </table:table-cell>
          <table:table-cell table:style-name="ce3" table:formula="of:=[.G36]" office:value-type="float" office:value="30.28">
            <text:p>30.28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9.6833643760416">
            <text:p>29.6834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578">
            <text:p>1.578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54690716596412">
            <text:p>1.5469</text:p>
          </table:table-cell>
          <table:table-cell table:style-name="ce3" table:formula="of:=[.P36]" office:value-type="float" office:value="1.299">
            <text:p>1.299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27340456817959">
            <text:p>1.2734</text:p>
          </table:table-cell>
          <table:table-cell table:style-name="ce3" table:formula="of:=[.S36]" office:value-type="float" office:value="1.236">
            <text:p>1.236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1.21164591706695">
            <text:p>1.2116</text:p>
          </table:table-cell>
          <table:table-cell table:style-name="ce3" table:formula="of:=[.V36]" office:value-type="float" office:value="1.52">
            <text:p>1.520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49004999509852">
            <text:p>1.4900</text:p>
          </table:table-cell>
          <table:table-cell table:style-name="ce3" table:formula="of:=[.Y36]" office:value-type="float" office:value="1.705">
            <text:p>1.705</text:p>
          </table:table-cell>
          <table:table-cell table:style-name="ce5" table:formula="of:=[.Z36]-0.5" office:value-type="float" office:value="-1">
            <text:p>-1</text:p>
          </table:table-cell>
          <table:table-cell table:style-name="ce9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3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1.41512043567851">
            <text:p>1.4151</text:p>
          </table:table-cell>
          <table:table-cell table:style-name="ce3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9.3894696792491">
            <text:p>29.3895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53159125342982">
            <text:p>1.5316</text:p>
          </table:table-cell>
          <table:table-cell table:style-name="ce3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26079660215801">
            <text:p>1.2608</text:p>
          </table:table-cell>
          <table:table-cell table:style-name="ce3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1.19964942283857">
            <text:p>1.1996</text:p>
          </table:table-cell>
          <table:table-cell table:style-name="ce3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47529702485002">
            <text:p>1.4753</text:p>
          </table:table-cell>
          <table:table-cell table:style-name="ce3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6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3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1.40110934225595">
            <text:p>1.4011</text:p>
          </table:table-cell>
          <table:table-cell table:style-name="ce3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9.0984848309397">
            <text:p>29.0985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51642698359388">
            <text:p>1.5164</text:p>
          </table:table-cell>
          <table:table-cell table:style-name="ce3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24831346748318">
            <text:p>1.2483</text:p>
          </table:table-cell>
          <table:table-cell table:style-name="ce3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1.18777170578076">
            <text:p>1.1878</text:p>
          </table:table-cell>
          <table:table-cell table:style-name="ce3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46069012361388">
            <text:p>1.4607</text:p>
          </table:table-cell>
          <table:table-cell table:style-name="ce3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6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.32">
            <text:p>1.3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.25593470764091">
            <text:p>1.2559</text:p>
          </table:table-cell>
          <table:table-cell table:style-name="ce3" table:formula="of:=[.D39]" office:value-type="float" office:value="1.458">
            <text:p>1.458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1.38723697253064">
            <text:p>1.3872</text:p>
          </table:table-cell>
          <table:table-cell table:style-name="ce3" table:formula="of:=[.G39]" office:value-type="float" office:value="30.28">
            <text:p>30.28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8.8103810207324">
            <text:p>28.8104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578">
            <text:p>1.578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50141285504345">
            <text:p>1.5014</text:p>
          </table:table-cell>
          <table:table-cell table:style-name="ce3" table:formula="of:=[.P39]" office:value-type="float" office:value="1.299">
            <text:p>1.299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23595392820117">
            <text:p>1.2360</text:p>
          </table:table-cell>
          <table:table-cell table:style-name="ce3" table:formula="of:=[.S39]" office:value-type="float" office:value="1.236">
            <text:p>1.236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1.17601158988194">
            <text:p>1.1760</text:p>
          </table:table-cell>
          <table:table-cell table:style-name="ce3" table:formula="of:=[.V39]" office:value-type="float" office:value="1.52">
            <text:p>1.520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44622784516226">
            <text:p>1.4462</text:p>
          </table:table-cell>
          <table:table-cell table:style-name="ce3" table:formula="of:=[.Y39]" office:value-type="float" office:value="1.705">
            <text:p>1.705</text:p>
          </table:table-cell>
          <table:table-cell table:style-name="ce1" table:formula="of:=[.Z39]-0.5" office:value-type="float" office:value="-2.5">
            <text:p>-2.5</text:p>
          </table:table-cell>
          <table:table-cell table:style-name="ce6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3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1.37350195300063">
            <text:p>1.3735</text:p>
          </table:table-cell>
          <table:table-cell table:style-name="ce3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8.5251297234974">
            <text:p>28.5251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48654738123114">
            <text:p>1.4865</text:p>
          </table:table-cell>
          <table:table-cell table:style-name="ce3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22371676059521">
            <text:p>1.2237</text:p>
          </table:table-cell>
          <table:table-cell table:style-name="ce3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1.1643679107742">
            <text:p>1.1644</text:p>
          </table:table-cell>
          <table:table-cell table:style-name="ce3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43190875758639">
            <text:p>1.4319</text:p>
          </table:table-cell>
          <table:table-cell table:style-name="ce3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6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3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1.359902923763">
            <text:p>1.3599</text:p>
          </table:table-cell>
          <table:table-cell table:style-name="ce3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8.2427026965321">
            <text:p>28.242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47182909032786">
            <text:p>1.4718</text:p>
          </table:table-cell>
          <table:table-cell table:style-name="ce3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21160075306457">
            <text:p>1.2116</text:p>
          </table:table-cell>
          <table:table-cell table:style-name="ce3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1.15283951561802">
            <text:p>1.1528</text:p>
          </table:table-cell>
          <table:table-cell table:style-name="ce3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41773144315485">
            <text:p>1.4177</text:p>
          </table:table-cell>
          <table:table-cell table:style-name="ce3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6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3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1.34643853837921">
            <text:p>1.3464</text:p>
          </table:table-cell>
          <table:table-cell table:style-name="ce3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7.9630719767644">
            <text:p>27.9631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45725652507709">
            <text:p>1.4573</text:p>
          </table:table-cell>
          <table:table-cell table:style-name="ce3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19960470600452">
            <text:p>1.1996</text:p>
          </table:table-cell>
          <table:table-cell table:style-name="ce3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1.14142526298814">
            <text:p>1.1414</text:p>
          </table:table-cell>
          <table:table-cell table:style-name="ce3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40369449817311">
            <text:p>1.4037</text:p>
          </table:table-cell>
          <table:table-cell table:style-name="ce3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6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3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1.33310746374179">
            <text:p>1.3331</text:p>
          </table:table-cell>
          <table:table-cell table:style-name="ce3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7.6862098779846">
            <text:p>27.6862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44282824265058">
            <text:p>1.4428</text:p>
          </table:table-cell>
          <table:table-cell table:style-name="ce3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18772743168765">
            <text:p>1.1877</text:p>
          </table:table-cell>
          <table:table-cell table:style-name="ce3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1.13012402276053">
            <text:p>1.1301</text:p>
          </table:table-cell>
          <table:table-cell table:style-name="ce3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38979653284467">
            <text:p>1.3898</text:p>
          </table:table-cell>
          <table:table-cell table:style-name="ce3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6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3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1.31990837994237">
            <text:p>1.3199</text:p>
          </table:table-cell>
          <table:table-cell table:style-name="ce3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7.4120889881035">
            <text:p>27.4121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42854281450553">
            <text:p>1.4285</text:p>
          </table:table-cell>
          <table:table-cell table:style-name="ce3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17596775414619">
            <text:p>1.1760</text:p>
          </table:table-cell>
          <table:table-cell table:style-name="ce3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1.11893467600053">
            <text:p>1.1189</text:p>
          </table:table-cell>
          <table:table-cell table:style-name="ce3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37603617113333">
            <text:p>1.3760</text:p>
          </table:table-cell>
          <table:table-cell table:style-name="ce3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6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840085">
            <text:p>840085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2366063">
            <text:p>2366063</text:p>
          </table:table-cell>
          <table:table-cell/>
          <table:table-cell table:style-name="ce6" office:value-type="string">
            <text:p>he</text:p>
          </table:table-cell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2" table:default-cell-style-name="Default"/>
        <table:table-column table:style-name="co1" table:number-columns-repeated="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office:forms form:automatic-focus="false" form:apply-design-mode="false"/>
        <table:table-column table:style-name="co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ce6"/>
        <table:table-column table:style-name="co14" table:default-cell-style-name="ce12"/>
        <table:table-column table:style-name="co24" table:default-cell-style-name="ce6"/>
        <table:table-column table:style-name="co2" table:default-cell-style-name="ce11"/>
        <table:table-column table:style-name="co25" table:default-cell-style-name="ce6"/>
        <table:table-column table:style-name="co6" table:default-cell-style-name="ce11"/>
        <table:table-column table:style-name="co10" table:default-cell-style-name="ce15"/>
        <table:table-column table:style-name="co15" table:default-cell-style-name="Default"/>
        <table:table-column table:style-name="co4" table:default-cell-style-name="Default"/>
        <table:table-column table:style-name="co23" table:default-cell-style-name="Default"/>
        <table:table-column table:style-name="co13" table:default-cell-style-name="ce12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ce15"/>
        <table:table-column table:style-name="co18" table:default-cell-style-name="ce11"/>
        <table:table-column table:style-name="co27" table:default-cell-style-name="Default"/>
        <table:table-column table:style-name="co3" table:default-cell-style-name="ce12"/>
        <table:table-column table:style-name="co29" table:default-cell-style-name="Default"/>
        <table:table-column table:style-name="co7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10" table:default-cell-style-name="ce15"/>
        <table:table-column table:style-name="co18" table:default-cell-style-name="Default"/>
        <table:table-column table:style-name="co31" table:default-cell-style-name="Default"/>
        <table:table-column table:style-name="co30" table:default-cell-style-name="ce12"/>
        <table:table-column table:style-name="co31" table:default-cell-style-name="Default"/>
        <table:table-column table:style-name="co4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32" table:default-cell-style-name="ce15"/>
        <table:table-column table:style-name="co33" table:default-cell-style-name="Default"/>
        <table:table-column table:style-name="co34" table:default-cell-style-name="Default"/>
        <table:table-column table:style-name="co14" table:default-cell-style-name="ce12"/>
        <table:table-column table:style-name="co35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w2</text:p>
          </table:table-cell>
          <table:table-cell office:value-type="string">
            <text:p>add</text:p>
          </table:table-cell>
          <table:table-cell office:value-type="string">
            <text:p>jz</text:p>
          </table:table-cell>
          <table:table-cell office:value-type="string">
            <text:p>%p1</text:p>
          </table:table-cell>
          <table:table-cell office:value-type="string">
            <text:p>jz_m0</text:p>
          </table:table-cell>
          <table:table-cell office:value-type="string">
            <text:p>%pm</text:p>
          </table:table-cell>
          <table:table-cell office:value-type="string">
            <text:p>jz_s0</text:p>
          </table:table-cell>
          <table:table-cell office:value-type="string">
            <text:p>%ps</text:p>
          </table:table-cell>
          <table:table-cell/>
          <table:table-cell office:value-type="string">
            <text:p>yinhe</text:p>
          </table:table-cell>
          <table:table-cell office:value-type="string">
            <text:p>add</text:p>
          </table:table-cell>
          <table:table-cell table:style-name="ce6" office:value-type="string">
            <text:p>jz</text:p>
          </table:table-cell>
          <table:table-cell office:value-type="string">
            <text:p>%p1</text:p>
          </table:table-cell>
          <table:table-cell table:style-name="ce6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6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office:value-type="string">
            <text:p>sh999999</text:p>
          </table:table-cell>
          <table:table-cell table:style-name="ce6" office:value-type="string">
            <text:p>jz</text:p>
          </table:table-cell>
          <table:table-cell office:value-type="string">
            <text:p>%p1</text:p>
          </table:table-cell>
          <table:table-cell table:style-name="ce6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6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17" office:value-type="string">
            <text:p>zz905</text:p>
          </table:table-cell>
          <table:table-cell table:style-name="ce6" office:value-type="string">
            <text:p>jz</text:p>
          </table:table-cell>
          <table:table-cell office:value-type="string">
            <text:p>%p1</text:p>
          </table:table-cell>
          <table:table-cell table:style-name="ce6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6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11" office:value-type="string">
            <text:p>sz399001</text:p>
          </table:table-cell>
          <table:table-cell table:style-name="ce6" office:value-type="string">
            <text:p>jz</text:p>
          </table:table-cell>
          <table:table-cell office:value-type="string">
            <text:p>%p1</text:p>
          </table:table-cell>
          <table:table-cell table:style-name="ce6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6" office:value-type="string">
            <text:p>jz_s0</text:p>
          </table:table-cell>
          <table:table-cell table:style-name="ce11" office:value-type="string">
            <text:p>%ps</text:p>
          </table:table-cell>
        </table:table-row>
        <table:table-row table:style-name="ro2">
          <table:table-cell table:style-name="ce13" office:value-type="date" office:date-value="2015-08-07">
            <text:p>15年8月7日</text:p>
          </table:table-cell>
          <table:table-cell table:style-name="ce1" office:value-type="float" office:value="740659">
            <text:p>740659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 table:number-columns-repeated="2"/>
          <table:table-cell table:style-name="ce1" office:value-type="float" office:value="521607">
            <text:p>521607</text:p>
          </table:table-cell>
          <table:table-cell office:value-type="float" office:value="0">
            <text:p>0</text:p>
          </table:table-cell>
          <table:table-cell table:style-name="ce6" office:value-type="float" office:value="1">
            <text:p>1.0000</text:p>
          </table:table-cell>
          <table:table-cell/>
          <table:table-cell table:style-name="ce6" office:value-type="float" office:value="1">
            <text:p>1.0000</text:p>
          </table:table-cell>
          <table:table-cell table:style-name="ce11"/>
          <table:table-cell table:style-name="ce6" office:value-type="float" office:value="1">
            <text:p>1.0000</text:p>
          </table:table-cell>
          <table:table-cell table:style-name="ce11"/>
          <table:table-cell/>
          <table:table-cell table:style-name="ce16" office:value-type="float" office:value="3744.2">
            <text:p>3744.20</text:p>
          </table:table-cell>
          <table:table-cell table:style-name="ce6" office:value-type="float" office:value="1">
            <text:p>1.0000</text:p>
          </table:table-cell>
          <table:table-cell/>
          <table:table-cell table:style-name="ce6" office:value-type="float" office:value="1">
            <text:p>1.0000</text:p>
          </table:table-cell>
          <table:table-cell table:style-name="ce11"/>
          <table:table-cell table:style-name="ce6" office:value-type="float" office:value="1">
            <text:p>1.0000</text:p>
          </table:table-cell>
          <table:table-cell table:style-name="ce11"/>
          <table:table-cell/>
          <table:table-cell table:style-name="ce16" office:value-type="float" office:value="8013.32">
            <text:p>8013.32</text:p>
          </table:table-cell>
          <table:table-cell table:style-name="ce6" office:value-type="float" office:value="1">
            <text:p>1.0000</text:p>
          </table:table-cell>
          <table:table-cell/>
          <table:table-cell table:style-name="ce6" office:value-type="float" office:value="1">
            <text:p>1.0000</text:p>
          </table:table-cell>
          <table:table-cell table:style-name="ce11"/>
          <table:table-cell table:style-name="ce6" office:value-type="float" office:value="1">
            <text:p>1.0000</text:p>
          </table:table-cell>
          <table:table-cell table:style-name="ce11"/>
          <table:table-cell/>
          <table:table-cell table:style-name="ce16" office:value-type="float" office:value="12753.05">
            <text:p>12753.05</text:p>
          </table:table-cell>
          <table:table-cell table:style-name="ce6" office:value-type="float" office:value="1">
            <text:p>1.0000</text:p>
          </table:table-cell>
          <table:table-cell/>
          <table:table-cell table:style-name="ce6" office:value-type="float" office:value="1">
            <text:p>1.0000</text:p>
          </table:table-cell>
          <table:table-cell table:style-name="ce11"/>
          <table:table-cell table:style-name="ce6" office:value-type="float" office:value="1">
            <text:p>1.0000</text:p>
          </table:table-cell>
          <table:table-cell table:style-name="ce11"/>
        </table:table-row>
        <table:table-row table:style-name="ro2">
          <table:table-cell table:style-name="ce13" office:value-type="date" office:date-value="2015-08-10">
            <text:p>15年8月10日</text:p>
          </table:table-cell>
          <table:table-cell table:style-name="ce1" office:value-type="float" office:value="777394">
            <text:p>777394</text:p>
          </table:table-cell>
          <table:table-cell table:style-name="ce1" office:value-type="float" office:value="0">
            <text:p>0</text:p>
          </table:table-cell>
          <table:table-cell table:formula="of:=[.D2]*(1+[.E3]*0.01)" office:value-type="float" office:value="1.04959772310875">
            <text:p>1.0496</text:p>
          </table:table-cell>
          <table:table-cell table:style-name="ce14" table:formula="of:=100*([.B3]-[.C3])/[.B2]-100" office:value-type="float" office:value="4.9597723108745">
            <text:p>4.96</text:p>
          </table:table-cell>
          <table:table-cell table:formula="of:=[.F2]" office:value-type="float" office:value="1">
            <text:p>1.0000</text:p>
          </table:table-cell>
          <table:table-cell table:formula="of:=100*[.D3]/[.F3]-100" office:value-type="float" office:value="4.9597723108745">
            <text:p>4.96</text:p>
          </table:table-cell>
          <table:table-cell table:formula="of:=[.H2]" office:value-type="float" office:value="1">
            <text:p>1.0000</text:p>
          </table:table-cell>
          <table:table-cell table:formula="of:=100*[.D3]/[.H3]-100" office:value-type="float" office:value="4.9597723108745">
            <text:p>4.96</text:p>
          </table:table-cell>
          <table:table-cell/>
          <table:table-cell table:style-name="ce1" office:value-type="float" office:value="539500">
            <text:p>539500</text:p>
          </table:table-cell>
          <table:table-cell table:style-name="ce1" office:value-type="float" office:value="0">
            <text:p>0</text:p>
          </table:table-cell>
          <table:table-cell table:style-name="ce6" table:formula="of:=[.M2]*(1+[.N3]*0.01)" office:value-type="float" office:value="1.03430360405439">
            <text:p>1.0343</text:p>
          </table:table-cell>
          <table:table-cell table:style-name="ce14" table:formula="of:=100*([.K3]-[.L3])/[.K2]-100" office:value-type="float" office:value="3.43036040543934">
            <text:p>3.43</text:p>
          </table:table-cell>
          <table:table-cell table:style-name="ce6" table:formula="of:=[.O2]" office:value-type="float" office:value="1">
            <text:p>1.0000</text:p>
          </table:table-cell>
          <table:table-cell table:style-name="ce11" table:formula="of:=100*[.M3]/[.O3]-100" office:value-type="float" office:value="3.43036040543933">
            <text:p>3.43</text:p>
          </table:table-cell>
          <table:table-cell table:style-name="ce6" table:formula="of:=[.Q2]" office:value-type="float" office:value="1">
            <text:p>1.0000</text:p>
          </table:table-cell>
          <table:table-cell table:style-name="ce11" table:formula="of:=100*[.M3]/[.Q3]-100" office:value-type="float" office:value="3.43036040543933">
            <text:p>3.43</text:p>
          </table:table-cell>
          <table:table-cell/>
          <table:table-cell table:style-name="ce16" office:value-type="float" office:value="3928.42">
            <text:p>3928.42</text:p>
          </table:table-cell>
          <table:table-cell table:style-name="ce6" table:formula="of:=[.U2]*(1+[.V3]*0.01)" office:value-type="float" office:value="1.04920143154746">
            <text:p>1.0492</text:p>
          </table:table-cell>
          <table:table-cell table:style-name="ce14" table:formula="of:=100*[.T3]/[.T2]-100" office:value-type="float" office:value="4.92014315474601">
            <text:p>4.92</text:p>
          </table:table-cell>
          <table:table-cell table:style-name="ce6" table:formula="of:=[.W2]" office:value-type="float" office:value="1">
            <text:p>1.0000</text:p>
          </table:table-cell>
          <table:table-cell table:style-name="ce11" table:formula="of:=100*[.U3]/[.W3]-100" office:value-type="float" office:value="4.920143154746">
            <text:p>4.92</text:p>
          </table:table-cell>
          <table:table-cell table:style-name="ce6" table:formula="of:=[.Y2]" office:value-type="float" office:value="1">
            <text:p>1.0000</text:p>
          </table:table-cell>
          <table:table-cell table:style-name="ce11" table:formula="of:=100*[.U3]/[.Y3]-100" office:value-type="float" office:value="4.920143154746">
            <text:p>4.92</text:p>
          </table:table-cell>
          <table:table-cell/>
          <table:table-cell table:style-name="ce16" office:value-type="float" office:value="8394.09">
            <text:p>8394.09</text:p>
          </table:table-cell>
          <table:table-cell table:style-name="ce6" table:formula="of:=[.AC2]*(1+[.AD3]*0.01)" office:value-type="float" office:value="1.04751713397194">
            <text:p>1.0475</text:p>
          </table:table-cell>
          <table:table-cell table:style-name="ce14" table:formula="of:=100*[.AB3]/[.AB2]-100" office:value-type="float" office:value="4.75171339719368">
            <text:p>4.75</text:p>
          </table:table-cell>
          <table:table-cell table:style-name="ce6" table:formula="of:=[.AE2]" office:value-type="float" office:value="1">
            <text:p>1.0000</text:p>
          </table:table-cell>
          <table:table-cell table:style-name="ce11" table:formula="of:=100*[.AC3]/[.AE3]-100" office:value-type="float" office:value="4.7517133971937">
            <text:p>4.75</text:p>
          </table:table-cell>
          <table:table-cell table:style-name="ce6" table:formula="of:=[.AG2]" office:value-type="float" office:value="1">
            <text:p>1.0000</text:p>
          </table:table-cell>
          <table:table-cell table:style-name="ce11" table:formula="of:=100*[.AC3]/[.AG3]-100" office:value-type="float" office:value="4.7517133971937">
            <text:p>4.75</text:p>
          </table:table-cell>
          <table:table-cell/>
          <table:table-cell table:style-name="ce16" office:value-type="float" office:value="13302.96">
            <text:p>13302.96</text:p>
          </table:table-cell>
          <table:table-cell table:style-name="ce6" table:formula="of:=[.AK2]*(1+[.AL3]*0.01)" office:value-type="float" office:value="1.04311988112648">
            <text:p>1.0431</text:p>
          </table:table-cell>
          <table:table-cell table:style-name="ce14" table:formula="of:=100*[.AJ3]/[.AJ2]-100" office:value-type="float" office:value="4.31198811264757">
            <text:p>4.31</text:p>
          </table:table-cell>
          <table:table-cell table:style-name="ce6" table:formula="of:=[.AM2]" office:value-type="float" office:value="1">
            <text:p>1.0000</text:p>
          </table:table-cell>
          <table:table-cell table:style-name="ce11" table:formula="of:=100*[.AK3]/[.AM3]-100" office:value-type="float" office:value="4.31198811264757">
            <text:p>4.31</text:p>
          </table:table-cell>
          <table:table-cell table:style-name="ce6" table:formula="of:=[.AO2]" office:value-type="float" office:value="1">
            <text:p>1.0000</text:p>
          </table:table-cell>
          <table:table-cell table:style-name="ce11" table:formula="of:=100*[.AK3]/[.AO3]-100" office:value-type="float" office:value="4.31198811264757">
            <text:p>4.31</text:p>
          </table:table-cell>
        </table:table-row>
        <table:table-row table:style-name="ro2">
          <table:table-cell table:style-name="ce13" table:formula="of:=[.A3]+1" office:value-type="date" office:date-value="2015-08-11">
            <text:p>15年8月11日</text:p>
          </table:table-cell>
          <table:table-cell table:style-name="ce1" office:value-type="float" office:value="772232">
            <text:p>772232</text:p>
          </table:table-cell>
          <table:table-cell table:style-name="ce1" office:value-type="float" office:value="0">
            <text:p>0</text:p>
          </table:table-cell>
          <table:table-cell table:formula="of:=[.D3]*(1+[.E4]*0.01)" office:value-type="float" office:value="1.04262825402783">
            <text:p>1.0426</text:p>
          </table:table-cell>
          <table:table-cell table:style-name="ce14" table:formula="of:=100*([.B4]-[.C4])/[.B3]-100" office:value-type="float" office:value="-0.664013357448084">
            <text:p>-0.66</text:p>
          </table:table-cell>
          <table:table-cell table:formula="of:=[.F3]" office:value-type="float" office:value="1">
            <text:p>1.0000</text:p>
          </table:table-cell>
          <table:table-cell table:formula="of:=100*[.D4]/[.F4]-100" office:value-type="float" office:value="4.26282540278319">
            <text:p>4.26</text:p>
          </table:table-cell>
          <table:table-cell table:formula="of:=[.H3]" office:value-type="float" office:value="1">
            <text:p>1.0000</text:p>
          </table:table-cell>
          <table:table-cell table:formula="of:=100*[.D4]/[.H4]-100" office:value-type="float" office:value="4.26282540278319">
            <text:p>4.26</text:p>
          </table:table-cell>
          <table:table-cell/>
          <table:table-cell table:style-name="ce1" office:value-type="float" office:value="536483">
            <text:p>536483</text:p>
          </table:table-cell>
          <table:table-cell table:style-name="ce1" office:value-type="float" office:value="0">
            <text:p>0</text:p>
          </table:table-cell>
          <table:table-cell table:style-name="ce6" table:formula="of:=[.M3]*(1+[.N4]*0.01)" office:value-type="float" office:value="1.02851955591087">
            <text:p>1.0285</text:p>
          </table:table-cell>
          <table:table-cell table:style-name="ce14" table:formula="of:=100*([.K4]-[.L4])/[.K3]-100" office:value-type="float" office:value="-0.559221501390169">
            <text:p>-0.56</text:p>
          </table:table-cell>
          <table:table-cell table:style-name="ce6" table:formula="of:=[.O3]" office:value-type="float" office:value="1">
            <text:p>1.0000</text:p>
          </table:table-cell>
          <table:table-cell table:style-name="ce11" table:formula="of:=100*[.M4]/[.O4]-100" office:value-type="float" office:value="2.85195559108678">
            <text:p>2.85</text:p>
          </table:table-cell>
          <table:table-cell table:style-name="ce6" table:formula="of:=[.Q3]" office:value-type="float" office:value="1">
            <text:p>1.0000</text:p>
          </table:table-cell>
          <table:table-cell table:style-name="ce11" table:formula="of:=100*[.M4]/[.Q4]-100" office:value-type="float" office:value="2.85195559108678">
            <text:p>2.85</text:p>
          </table:table-cell>
          <table:table-cell/>
          <table:table-cell table:style-name="ce16" office:value-type="float" office:value="3927.91">
            <text:p>3927.91</text:p>
          </table:table-cell>
          <table:table-cell table:style-name="ce6" table:formula="of:=[.U3]*(1+[.V4]*0.01)" office:value-type="float" office:value="1.04906522087495">
            <text:p>1.0491</text:p>
          </table:table-cell>
          <table:table-cell table:style-name="ce14" table:formula="of:=100*[.T4]/[.T3]-100" office:value-type="float" office:value="-0.0129823185911846">
            <text:p>-0.01</text:p>
          </table:table-cell>
          <table:table-cell table:style-name="ce6" table:formula="of:=[.W3]" office:value-type="float" office:value="1">
            <text:p>1.0000</text:p>
          </table:table-cell>
          <table:table-cell table:style-name="ce11" table:formula="of:=100*[.U4]/[.W4]-100" office:value-type="float" office:value="4.90652208749533">
            <text:p>4.91</text:p>
          </table:table-cell>
          <table:table-cell table:style-name="ce6" table:formula="of:=[.Y3]" office:value-type="float" office:value="1">
            <text:p>1.0000</text:p>
          </table:table-cell>
          <table:table-cell table:style-name="ce11" table:formula="of:=100*[.U4]/[.Y4]-100" office:value-type="float" office:value="4.90652208749533">
            <text:p>4.91</text:p>
          </table:table-cell>
          <table:table-cell/>
          <table:table-cell table:style-name="ce16" office:value-type="float" office:value="8435.33">
            <text:p>8435.33</text:p>
          </table:table-cell>
          <table:table-cell table:style-name="ce6" table:formula="of:=[.AC3]*(1+[.AD4]*0.01)" office:value-type="float" office:value="1.052663565164">
            <text:p>1.0527</text:p>
          </table:table-cell>
          <table:table-cell table:style-name="ce14" table:formula="of:=100*[.AB4]/[.AB3]-100" office:value-type="float" office:value="0.491298044219207">
            <text:p>0.49</text:p>
          </table:table-cell>
          <table:table-cell table:style-name="ce6" table:formula="of:=[.AE3]" office:value-type="float" office:value="1">
            <text:p>1.0000</text:p>
          </table:table-cell>
          <table:table-cell table:style-name="ce11" table:formula="of:=100*[.AC4]/[.AE4]-100" office:value-type="float" office:value="5.26635651640022">
            <text:p>5.27</text:p>
          </table:table-cell>
          <table:table-cell table:style-name="ce6" table:formula="of:=[.AG3]" office:value-type="float" office:value="1">
            <text:p>1.0000</text:p>
          </table:table-cell>
          <table:table-cell table:style-name="ce11" table:formula="of:=100*[.AC4]/[.AG4]-100" office:value-type="float" office:value="5.26635651640022">
            <text:p>5.27</text:p>
          </table:table-cell>
          <table:table-cell/>
          <table:table-cell table:style-name="ce16" office:value-type="float" office:value="13323.08">
            <text:p>13323.08</text:p>
          </table:table-cell>
          <table:table-cell table:style-name="ce6" table:formula="of:=[.AK3]*(1+[.AL4]*0.01)" office:value-type="float" office:value="1.04469754294071">
            <text:p>1.0447</text:p>
          </table:table-cell>
          <table:table-cell table:style-name="ce14" table:formula="of:=100*[.AJ4]/[.AJ3]-100" office:value-type="float" office:value="0.15124453505085">
            <text:p>0.15</text:p>
          </table:table-cell>
          <table:table-cell table:style-name="ce6" table:formula="of:=[.AM3]" office:value-type="float" office:value="1">
            <text:p>1.0000</text:p>
          </table:table-cell>
          <table:table-cell table:style-name="ce11" table:formula="of:=100*[.AK4]/[.AM4]-100" office:value-type="float" office:value="4.46975429407084">
            <text:p>4.47</text:p>
          </table:table-cell>
          <table:table-cell table:style-name="ce6" table:formula="of:=[.AO3]" office:value-type="float" office:value="1">
            <text:p>1.0000</text:p>
          </table:table-cell>
          <table:table-cell table:style-name="ce11" table:formula="of:=100*[.AK4]/[.AO4]-100" office:value-type="float" office:value="4.46975429407084">
            <text:p>4.47</text:p>
          </table:table-cell>
        </table:table-row>
        <table:table-row table:style-name="ro2">
          <table:table-cell table:style-name="ce13" table:formula="of:=[.A4]+1" office:value-type="date" office:date-value="2015-08-12">
            <text:p>15年8月12日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formula="of:=[.D4]*(1+[.E5]*0.01)" office:value-type="float" office:value="0.00000135014898885515">
            <text:p>0.0000</text:p>
          </table:table-cell>
          <table:table-cell table:style-name="ce14" table:formula="of:=100*([.B5]-[.C5])/[.B4]-100" office:value-type="float" office:value="-99.9998705052368">
            <text:p>-100.00</text:p>
          </table:table-cell>
          <table:table-cell table:formula="of:=[.F4]" office:value-type="float" office:value="1">
            <text:p>1.0000</text:p>
          </table:table-cell>
          <table:table-cell table:formula="of:=100*[.D5]/[.F5]-100" office:value-type="float" office:value="-99.9998649851011">
            <text:p>-100.00</text:p>
          </table:table-cell>
          <table:table-cell table:formula="of:=[.H4]" office:value-type="float" office:value="1">
            <text:p>1.0000</text:p>
          </table:table-cell>
          <table:table-cell table:formula="of:=100*[.D5]/[.H5]-100" office:value-type="float" office:value="-99.9998649851011">
            <text:p>-100.0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formula="of:=[.M4]*(1+[.N5]*0.01)" office:value-type="float" office:value="0.00000191715218543789">
            <text:p>0.0000</text:p>
          </table:table-cell>
          <table:table-cell table:style-name="ce14" table:formula="of:=100*([.K5]-[.L5])/[.K4]-100" office:value-type="float" office:value="-99.9998136008037">
            <text:p>-100.00</text:p>
          </table:table-cell>
          <table:table-cell table:style-name="ce6" table:formula="of:=[.O4]" office:value-type="float" office:value="1">
            <text:p>1.0000</text:p>
          </table:table-cell>
          <table:table-cell table:style-name="ce11" table:formula="of:=100*[.M5]/[.O5]-100" office:value-type="float" office:value="-99.9998082847815">
            <text:p>-100.00</text:p>
          </table:table-cell>
          <table:table-cell table:style-name="ce6" table:formula="of:=[.Q4]" office:value-type="float" office:value="1">
            <text:p>1.0000</text:p>
          </table:table-cell>
          <table:table-cell table:style-name="ce11" table:formula="of:=100*[.M5]/[.Q5]-100" office:value-type="float" office:value="-99.9998082847815">
            <text:p>-100.00</text:p>
          </table:table-cell>
          <table:table-cell/>
          <table:table-cell table:style-name="ce16" office:value-type="float" office:value="1">
            <text:p>1.00</text:p>
          </table:table-cell>
          <table:table-cell table:style-name="ce6" table:formula="of:=[.U4]*(1+[.V5]*0.01)" office:value-type="float" office:value="0.000267079750013347">
            <text:p>0.0003</text:p>
          </table:table-cell>
          <table:table-cell table:style-name="ce14" table:formula="of:=100*[.T5]/[.T4]-100" office:value-type="float" office:value="-99.974541168204">
            <text:p>-99.97</text:p>
          </table:table-cell>
          <table:table-cell table:style-name="ce6" table:formula="of:=[.W4]" office:value-type="float" office:value="1">
            <text:p>1.0000</text:p>
          </table:table-cell>
          <table:table-cell table:style-name="ce11" table:formula="of:=100*[.U5]/[.W5]-100" office:value-type="float" office:value="-99.9732920249987">
            <text:p>-99.97</text:p>
          </table:table-cell>
          <table:table-cell table:style-name="ce6" table:formula="of:=[.Y4]" office:value-type="float" office:value="1">
            <text:p>1.0000</text:p>
          </table:table-cell>
          <table:table-cell table:style-name="ce11" table:formula="of:=100*[.U5]/[.Y5]-100" office:value-type="float" office:value="-99.9732920249987">
            <text:p>-99.97</text:p>
          </table:table-cell>
          <table:table-cell/>
          <table:table-cell table:style-name="ce16" office:value-type="float" office:value="1">
            <text:p>1.00</text:p>
          </table:table-cell>
          <table:table-cell table:style-name="ce6" table:formula="of:=[.AC4]*(1+[.AD5]*0.01)" office:value-type="float" office:value="0.00012479222095216">
            <text:p>0.0001</text:p>
          </table:table-cell>
          <table:table-cell table:style-name="ce14" table:formula="of:=100*[.AB5]/[.AB4]-100" office:value-type="float" office:value="-99.9881450992433">
            <text:p>-99.99</text:p>
          </table:table-cell>
          <table:table-cell table:style-name="ce6" table:formula="of:=[.AE4]" office:value-type="float" office:value="1">
            <text:p>1.0000</text:p>
          </table:table-cell>
          <table:table-cell table:style-name="ce11" table:formula="of:=100*[.AC5]/[.AE5]-100" office:value-type="float" office:value="-99.9875207779048">
            <text:p>-99.99</text:p>
          </table:table-cell>
          <table:table-cell table:style-name="ce6" table:formula="of:=[.AG4]" office:value-type="float" office:value="1">
            <text:p>1.0000</text:p>
          </table:table-cell>
          <table:table-cell table:style-name="ce11" table:formula="of:=100*[.AC5]/[.AG5]-100" office:value-type="float" office:value="-99.9875207779048">
            <text:p>-99.99</text:p>
          </table:table-cell>
          <table:table-cell/>
          <table:table-cell table:style-name="ce16" office:value-type="float" office:value="1">
            <text:p>1.00</text:p>
          </table:table-cell>
          <table:table-cell table:style-name="ce6" table:formula="of:=[.AK4]*(1+[.AL5]*0.01)" office:value-type="float" office:value="0.0000784126150215034">
            <text:p>0.0001</text:p>
          </table:table-cell>
          <table:table-cell table:style-name="ce14" table:formula="of:=100*[.AJ5]/[.AJ4]-100" office:value-type="float" office:value="-99.9924942280614">
            <text:p>-99.99</text:p>
          </table:table-cell>
          <table:table-cell table:style-name="ce6" table:formula="of:=[.AM4]" office:value-type="float" office:value="1">
            <text:p>1.0000</text:p>
          </table:table-cell>
          <table:table-cell table:style-name="ce11" table:formula="of:=100*[.AK5]/[.AM5]-100" office:value-type="float" office:value="-99.9921587384979">
            <text:p>-99.99</text:p>
          </table:table-cell>
          <table:table-cell table:style-name="ce6" table:formula="of:=[.AO4]" office:value-type="float" office:value="1">
            <text:p>1.0000</text:p>
          </table:table-cell>
          <table:table-cell table:style-name="ce11" table:formula="of:=100*[.AK5]/[.AO5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5]+1" office:value-type="date" office:date-value="2015-08-13">
            <text:p>15年8月13日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formula="of:=[.D5]*(1+[.E6]*0.01)" office:value-type="float" office:value="0.00000135014898885515">
            <text:p>0.0000</text:p>
          </table:table-cell>
          <table:table-cell table:style-name="ce14" table:formula="of:=100*([.B6]-[.C6])/[.B5]-100" office:value-type="float" office:value="0">
            <text:p>0.00</text:p>
          </table:table-cell>
          <table:table-cell table:formula="of:=[.F5]" office:value-type="float" office:value="1">
            <text:p>1.0000</text:p>
          </table:table-cell>
          <table:table-cell table:formula="of:=100*[.D6]/[.F6]-100" office:value-type="float" office:value="-99.9998649851011">
            <text:p>-100.00</text:p>
          </table:table-cell>
          <table:table-cell table:formula="of:=[.H5]" office:value-type="float" office:value="1">
            <text:p>1.0000</text:p>
          </table:table-cell>
          <table:table-cell table:formula="of:=100*[.D6]/[.H6]-100" office:value-type="float" office:value="-99.9998649851011">
            <text:p>-100.0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formula="of:=[.M5]*(1+[.N6]*0.01)" office:value-type="float" office:value="0.00000191715218543789">
            <text:p>0.0000</text:p>
          </table:table-cell>
          <table:table-cell table:style-name="ce14" table:formula="of:=100*([.K6]-[.L6])/[.K5]-100" office:value-type="float" office:value="0">
            <text:p>0.00</text:p>
          </table:table-cell>
          <table:table-cell table:style-name="ce6" table:formula="of:=[.O5]" office:value-type="float" office:value="1">
            <text:p>1.0000</text:p>
          </table:table-cell>
          <table:table-cell table:style-name="ce11" table:formula="of:=100*[.M6]/[.O6]-100" office:value-type="float" office:value="-99.9998082847815">
            <text:p>-100.00</text:p>
          </table:table-cell>
          <table:table-cell table:style-name="ce6" table:formula="of:=[.Q5]" office:value-type="float" office:value="1">
            <text:p>1.0000</text:p>
          </table:table-cell>
          <table:table-cell table:style-name="ce11" table:formula="of:=100*[.M6]/[.Q6]-100" office:value-type="float" office:value="-99.9998082847815">
            <text:p>-100.00</text:p>
          </table:table-cell>
          <table:table-cell/>
          <table:table-cell table:style-name="ce16" office:value-type="float" office:value="1">
            <text:p>1.00</text:p>
          </table:table-cell>
          <table:table-cell table:style-name="ce6" table:formula="of:=[.U5]*(1+[.V6]*0.01)" office:value-type="float" office:value="0.000267079750013347">
            <text:p>0.0003</text:p>
          </table:table-cell>
          <table:table-cell table:style-name="ce14" table:formula="of:=100*[.T6]/[.T5]-100" office:value-type="float" office:value="0">
            <text:p>0.00</text:p>
          </table:table-cell>
          <table:table-cell table:style-name="ce6" table:formula="of:=[.W5]" office:value-type="float" office:value="1">
            <text:p>1.0000</text:p>
          </table:table-cell>
          <table:table-cell table:style-name="ce11" table:formula="of:=100*[.U6]/[.W6]-100" office:value-type="float" office:value="-99.9732920249987">
            <text:p>-99.97</text:p>
          </table:table-cell>
          <table:table-cell table:style-name="ce6" table:formula="of:=[.Y5]" office:value-type="float" office:value="1">
            <text:p>1.0000</text:p>
          </table:table-cell>
          <table:table-cell table:style-name="ce11" table:formula="of:=100*[.U6]/[.Y6]-100" office:value-type="float" office:value="-99.9732920249987">
            <text:p>-99.97</text:p>
          </table:table-cell>
          <table:table-cell/>
          <table:table-cell table:style-name="ce16" office:value-type="float" office:value="1">
            <text:p>1.00</text:p>
          </table:table-cell>
          <table:table-cell table:style-name="ce6" table:formula="of:=[.AC5]*(1+[.AD6]*0.01)" office:value-type="float" office:value="0.00012479222095216">
            <text:p>0.0001</text:p>
          </table:table-cell>
          <table:table-cell table:style-name="ce14" table:formula="of:=100*[.AB6]/[.AB5]-100" office:value-type="float" office:value="0">
            <text:p>0.00</text:p>
          </table:table-cell>
          <table:table-cell table:style-name="ce6" table:formula="of:=[.AE5]" office:value-type="float" office:value="1">
            <text:p>1.0000</text:p>
          </table:table-cell>
          <table:table-cell table:style-name="ce11" table:formula="of:=100*[.AC6]/[.AE6]-100" office:value-type="float" office:value="-99.9875207779048">
            <text:p>-99.99</text:p>
          </table:table-cell>
          <table:table-cell table:style-name="ce6" table:formula="of:=[.AG5]" office:value-type="float" office:value="1">
            <text:p>1.0000</text:p>
          </table:table-cell>
          <table:table-cell table:style-name="ce11" table:formula="of:=100*[.AC6]/[.AG6]-100" office:value-type="float" office:value="-99.9875207779048">
            <text:p>-99.99</text:p>
          </table:table-cell>
          <table:table-cell/>
          <table:table-cell table:style-name="ce16" office:value-type="float" office:value="1">
            <text:p>1.00</text:p>
          </table:table-cell>
          <table:table-cell table:style-name="ce6" table:formula="of:=[.AK5]*(1+[.AL6]*0.01)" office:value-type="float" office:value="0.0000784126150215034">
            <text:p>0.0001</text:p>
          </table:table-cell>
          <table:table-cell table:style-name="ce14" table:formula="of:=100*[.AJ6]/[.AJ5]-100" office:value-type="float" office:value="0">
            <text:p>0.00</text:p>
          </table:table-cell>
          <table:table-cell table:style-name="ce6" table:formula="of:=[.AM5]" office:value-type="float" office:value="1">
            <text:p>1.0000</text:p>
          </table:table-cell>
          <table:table-cell table:style-name="ce11" table:formula="of:=100*[.AK6]/[.AM6]-100" office:value-type="float" office:value="-99.9921587384979">
            <text:p>-99.99</text:p>
          </table:table-cell>
          <table:table-cell table:style-name="ce6" table:formula="of:=[.AO5]" office:value-type="float" office:value="1">
            <text:p>1.0000</text:p>
          </table:table-cell>
          <table:table-cell table:style-name="ce11" table:formula="of:=100*[.AK6]/[.AO6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6]+1" office:value-type="date" office:date-value="2015-08-14">
            <text:p>15年8月14日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formula="of:=[.D6]*(1+[.E7]*0.01)" office:value-type="float" office:value="0.00000135014898885515">
            <text:p>0.0000</text:p>
          </table:table-cell>
          <table:table-cell table:style-name="ce14" table:formula="of:=100*([.B7]-[.C7])/[.B6]-100" office:value-type="float" office:value="0">
            <text:p>0.00</text:p>
          </table:table-cell>
          <table:table-cell table:formula="of:=[.F6]" office:value-type="float" office:value="1">
            <text:p>1.0000</text:p>
          </table:table-cell>
          <table:table-cell table:formula="of:=100*[.D7]/[.F7]-100" office:value-type="float" office:value="-99.9998649851011">
            <text:p>-100.00</text:p>
          </table:table-cell>
          <table:table-cell table:formula="of:=[.H6]" office:value-type="float" office:value="1">
            <text:p>1.0000</text:p>
          </table:table-cell>
          <table:table-cell table:formula="of:=100*[.D7]/[.H7]-100" office:value-type="float" office:value="-99.9998649851011">
            <text:p>-100.0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formula="of:=[.M6]*(1+[.N7]*0.01)" office:value-type="float" office:value="0.00000191715218543789">
            <text:p>0.0000</text:p>
          </table:table-cell>
          <table:table-cell table:style-name="ce14" table:formula="of:=100*([.K7]-[.L7])/[.K6]-100" office:value-type="float" office:value="0">
            <text:p>0.00</text:p>
          </table:table-cell>
          <table:table-cell table:style-name="ce6" table:formula="of:=[.O6]" office:value-type="float" office:value="1">
            <text:p>1.0000</text:p>
          </table:table-cell>
          <table:table-cell table:style-name="ce11" table:formula="of:=100*[.M7]/[.O7]-100" office:value-type="float" office:value="-99.9998082847815">
            <text:p>-100.00</text:p>
          </table:table-cell>
          <table:table-cell table:style-name="ce6" table:formula="of:=[.Q6]" office:value-type="float" office:value="1">
            <text:p>1.0000</text:p>
          </table:table-cell>
          <table:table-cell table:style-name="ce11" table:formula="of:=100*[.M7]/[.Q7]-100" office:value-type="float" office:value="-99.9998082847815">
            <text:p>-100.00</text:p>
          </table:table-cell>
          <table:table-cell/>
          <table:table-cell table:style-name="ce16" office:value-type="float" office:value="1">
            <text:p>1.00</text:p>
          </table:table-cell>
          <table:table-cell table:style-name="ce6" table:formula="of:=[.U6]*(1+[.V7]*0.01)" office:value-type="float" office:value="0.000267079750013347">
            <text:p>0.0003</text:p>
          </table:table-cell>
          <table:table-cell table:style-name="ce14" table:formula="of:=100*[.T7]/[.T6]-100" office:value-type="float" office:value="0">
            <text:p>0.00</text:p>
          </table:table-cell>
          <table:table-cell table:style-name="ce6" table:formula="of:=[.W6]" office:value-type="float" office:value="1">
            <text:p>1.0000</text:p>
          </table:table-cell>
          <table:table-cell table:style-name="ce11" table:formula="of:=100*[.U7]/[.W7]-100" office:value-type="float" office:value="-99.9732920249987">
            <text:p>-99.97</text:p>
          </table:table-cell>
          <table:table-cell table:style-name="ce6" table:formula="of:=[.Y6]" office:value-type="float" office:value="1">
            <text:p>1.0000</text:p>
          </table:table-cell>
          <table:table-cell table:style-name="ce11" table:formula="of:=100*[.U7]/[.Y7]-100" office:value-type="float" office:value="-99.9732920249987">
            <text:p>-99.97</text:p>
          </table:table-cell>
          <table:table-cell/>
          <table:table-cell table:style-name="ce16" office:value-type="float" office:value="1">
            <text:p>1.00</text:p>
          </table:table-cell>
          <table:table-cell table:style-name="ce6" table:formula="of:=[.AC6]*(1+[.AD7]*0.01)" office:value-type="float" office:value="0.00012479222095216">
            <text:p>0.0001</text:p>
          </table:table-cell>
          <table:table-cell table:style-name="ce14" table:formula="of:=100*[.AB7]/[.AB6]-100" office:value-type="float" office:value="0">
            <text:p>0.00</text:p>
          </table:table-cell>
          <table:table-cell table:style-name="ce6" table:formula="of:=[.AE6]" office:value-type="float" office:value="1">
            <text:p>1.0000</text:p>
          </table:table-cell>
          <table:table-cell table:style-name="ce11" table:formula="of:=100*[.AC7]/[.AE7]-100" office:value-type="float" office:value="-99.9875207779048">
            <text:p>-99.99</text:p>
          </table:table-cell>
          <table:table-cell table:style-name="ce6" table:formula="of:=[.AG6]" office:value-type="float" office:value="1">
            <text:p>1.0000</text:p>
          </table:table-cell>
          <table:table-cell table:style-name="ce11" table:formula="of:=100*[.AC7]/[.AG7]-100" office:value-type="float" office:value="-99.9875207779048">
            <text:p>-99.99</text:p>
          </table:table-cell>
          <table:table-cell/>
          <table:table-cell table:style-name="ce16" office:value-type="float" office:value="1">
            <text:p>1.00</text:p>
          </table:table-cell>
          <table:table-cell table:style-name="ce6" table:formula="of:=[.AK6]*(1+[.AL7]*0.01)" office:value-type="float" office:value="0.0000784126150215034">
            <text:p>0.0001</text:p>
          </table:table-cell>
          <table:table-cell table:style-name="ce14" table:formula="of:=100*[.AJ7]/[.AJ6]-100" office:value-type="float" office:value="0">
            <text:p>0.00</text:p>
          </table:table-cell>
          <table:table-cell table:style-name="ce6" table:formula="of:=[.AM6]" office:value-type="float" office:value="1">
            <text:p>1.0000</text:p>
          </table:table-cell>
          <table:table-cell table:style-name="ce11" table:formula="of:=100*[.AK7]/[.AM7]-100" office:value-type="float" office:value="-99.9921587384979">
            <text:p>-99.99</text:p>
          </table:table-cell>
          <table:table-cell table:style-name="ce6" table:formula="of:=[.AO6]" office:value-type="float" office:value="1">
            <text:p>1.0000</text:p>
          </table:table-cell>
          <table:table-cell table:style-name="ce11" table:formula="of:=100*[.AK7]/[.AO7]-100" office:value-type="float" office:value="-99.9921587384979">
            <text:p>-99.99</text:p>
          </table:table-cell>
        </table:table-row>
        <table:table-row table:style-name="ro2" table:number-rows-repeated="20">
          <table:table-cell table:number-columns-repeated="42"/>
        </table:table-row>
        <table:table-row table:style-name="ro2">
          <table:table-cell>
            <draw:frame table:end-cell-address="w2.F48" table:end-x="1.163cm" table:end-y="0.145cm" draw:z-index="0" draw:style-name="gr1" draw:text-style-name="P1" svg:width="8.105cm" svg:height="9.005cm" svg:x="0.565cm" svg:y="0.172cm">
              <draw:object draw:notify-on-update-of-ranges="w2.A1:w2.A1 w2.A2:w2.A7 w2.D1:w2.D1 w2.D2:w2.D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1"/>
        </table:table-row>
        <table:table-row table:style-name="ro2" table:number-rows-repeated="1048547">
          <table:table-cell table:number-columns-repeated="42"/>
        </table:table-row>
        <table:table-row table:style-name="ro2">
          <table:table-cell table:number-columns-repeated="42"/>
        </table:table-row>
      </table:table>
      <table:table table:name="blk" table:style-name="ta1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358">
            <text:p>358</text:p>
          </table:table-cell>
          <table:table-cell table:style-name="ce18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336">
            <text:p>336</text:p>
          </table:table-cell>
          <table:table-cell table:style-name="ce18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8.18">
            <text:p>8.18</text:p>
          </table:table-cell>
          <table:table-cell table:style-name="ce18" table:formula="of:=100*[.D19]/[.D20]-100" office:value-type="float" office:value="5.64517170569167">
            <text:p>5.65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7.7429">
            <text:p>7.7429</text:p>
          </table:table-cell>
          <table:table-cell table:style-name="ce18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3.712">
            <text:p>3.712</text:p>
          </table:table-cell>
          <table:table-cell table:style-name="ce18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3.632">
            <text:p>3.632</text:p>
          </table:table-cell>
          <table:table-cell table:style-name="ce18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2015／08／12</text:date>, <text:time>12:10:57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8-12T12:10:57.90</dc:date>
    <meta:editing-duration>P64DT6H36M26S</meta:editing-duration>
    <meta:editing-cycles>232</meta:editing-cycles>
    <meta:generator>OpenOffice/4.1.1$Win32 OpenOffice.org_project/411m6$Build-9775</meta:generator>
    <meta:document-statistic meta:table-count="9" meta:cell-count="52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date-style style:name="N30">
      <number:year/>
      <number:text>年</number:text>
      <number:month/>
      <number:text>月</number:text>
      <number:day/>
      <number:text>日</number:text>
    </number:date-style>
    <number:number-style style:name="N11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6">
      <style:chart-properties chart:display-label="true" chart:logarithmic="false" chart:minimum="0.8" chart:maximum="1.2" chart:interval-major="0.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6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06cm" svg:height="9.006cm" xlink:href=".." xlink:type="simple" chart:class="chart:bar" chart:style-name="ch1">
        <chart:plot-area chart:style-name="ch2" table:cell-range-address="w2.A1:w2.A7 w2.D1:w2.D7" chart:data-source-has-labels="both" svg:x="0.612cm" svg:y="0.855cm" svg:width="7.17cm" svg:height="7.551cm">
          <chartooo:coordinate-region svg:x="1.895cm" svg:y="1.068cm" svg:width="5.887cm" svg:height="6.585cm"/>
          <chart:axis chart:dimension="x" chart:name="primary-x" chart:style-name="ch3" chartooo:axis-type="auto">
            <chartooo:date-scale/>
            <chart:categories table:cell-range-address="w2.A2:w2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2.D2:w2.D7" chart:label-cell-address="w2.D1:w2.D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z</text:p>
                <draw:g>
                  <svg:desc>w2.D1:w2.D1</svg:desc>
                </draw:g>
              </table:table-cell>
            </table:table-row>
          </table:table-header-rows>
          <table:table-rows>
            <table:table-row>
              <table:table-cell office:value-type="float" office:value="42223">
                <text:p>42220</text:p>
                <draw:g>
                  <svg:desc>w2.A2:w2.A7</svg:desc>
                </draw:g>
              </table:table-cell>
              <table:table-cell office:value-type="float" office:value="1">
                <text:p>1</text:p>
                <draw:g>
                  <svg:desc>w2.D2:w2.D7</svg:desc>
                </draw:g>
              </table:table-cell>
            </table:table-row>
            <table:table-row>
              <table:table-cell office:value-type="float" office:value="42226">
                <text:p>42230</text:p>
              </table:table-cell>
              <table:table-cell office:value-type="float" office:value="1.04959772310875">
                <text:p>1.04959772310875</text:p>
              </table:table-cell>
            </table:table-row>
            <table:table-row>
              <table:table-cell office:value-type="float" office:value="42227">
                <text:p>42230</text:p>
              </table:table-cell>
              <table:table-cell office:value-type="float" office:value="1.04262825402783">
                <text:p>1.04262825402783</text:p>
              </table:table-cell>
            </table:table-row>
            <table:table-row>
              <table:table-cell office:value-type="float" office:value="42228">
                <text:p>42230</text:p>
              </table:table-cell>
              <table:table-cell office:value-type="float" office:value="0.00000135014898885515">
                <text:p>0.00000135014898885515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0.00000135014898885515">
                <text:p>0.00000135014898885515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0.00000135014898885515">
                <text:p>0.000001350148988855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